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0.788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r44" style:family="presentation" style:parent-style-name="Default-outline1">
      <style:graphic-properties draw:textarea-vertical-align="middle" fo:min-height="12.268cm"/>
      <style:paragraph-properties style:writing-mode="lr-tb"/>
    </style:style>
    <style:style style:name="pr45" style:family="presentation" style:parent-style-name="Default-outline1">
      <style:graphic-properties draw:textarea-vertical-align="middle" fo:min-height="12.691cm"/>
      <style:paragraph-properties style:writing-mode="lr-tb"/>
    </style:style>
    <style:style style:name="P1" style:family="paragraph">
      <loext:graphic-properties draw:fill-color="#ffffff"/>
      <style:text-properties fo:font-size="32pt"/>
    </style:style>
    <style:style style:name="P2" style:family="paragraph">
      <style:paragraph-properties style:writing-mode="lr-t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text-properties style:font-name="Consolas4" fo:font-size="16pt" style:font-name-asian="Consolas4" style:font-size-asian="16pt" style:font-name-complex="Consolas4"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text-properties fo:font-size="16pt" style:font-size-asian="16pt" style:font-size-complex="16pt"/>
    </style:style>
    <style:style style:name="P10" style:family="paragraph">
      <style:paragraph-properties fo:margin-top="0cm" fo:margin-bottom="0cm"/>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text-properties fo:font-size="14pt" style:font-size-asian="14pt" style:font-size-complex="14pt"/>
    </style:style>
    <style:style style:name="P14" style:family="paragraph">
      <style:paragraph-properties fo:margin-top="0cm" fo:margin-bottom="0cm"/>
      <style:text-properties fo:font-size="24pt" style:font-size-asian="24pt" style:font-size-complex="24pt"/>
    </style:style>
    <style:style style:name="P15" style:family="paragraph">
      <style:text-properties fo:font-size="24pt" style:font-size-asian="24pt" style:font-size-complex="24pt"/>
    </style:style>
    <style:style style:name="P16" style:family="paragraph">
      <style:paragraph-properties fo:margin-top="0cm" fo:margin-bottom="0cm"/>
      <style:text-properties fo:font-size="26pt" style:font-size-asian="26pt" style:font-size-complex="26pt"/>
    </style:style>
    <style:style style:name="P17" style:family="paragraph">
      <style:paragraph-properties fo:margin-top="0cm" fo:margin-bottom="0cm"/>
    </style:style>
    <style:style style:name="P18" style:family="paragraph">
      <style:paragraph-properties fo:margin-top="0cm" fo:margin-bottom="0cm"/>
      <style:text-properties style:font-name="Consolas" fo:font-size="16pt" style:font-size-asian="16pt" style:font-size-complex="16pt"/>
    </style:style>
    <style:style style:name="P19" style:family="paragraph">
      <style:paragraph-properties fo:margin-top="0cm" fo:margin-bottom="0cm"/>
      <style:text-properties fo:font-size="20pt" style:font-size-asian="20pt" style:font-size-complex="20pt"/>
    </style:style>
    <style:style style:name="P20" style:family="paragraph">
      <style:paragraph-properties fo:margin-top="0cm" fo:margin-bottom="0cm"/>
      <style:text-properties fo:font-size="12pt" style:font-size-asian="12pt" style:font-size-complex="12pt"/>
    </style:style>
    <style:style style:name="P21" style:family="paragraph">
      <style:paragraph-properties fo:margin-top="0cm" fo:margin-bottom="0cm"/>
      <style:text-properties fo:font-size="22pt" style:font-size-asian="22pt" style:font-size-complex="22pt"/>
    </style:style>
    <style:style style:name="P22" style:family="paragraph">
      <style:paragraph-properties fo:margin-top="0cm" fo:margin-bottom="0cm"/>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text-properties fo:color="#808080" loext:opacity="100%" loext:color-lum-mod="100%" loext:color-lum-off="0%" style:font-name="Consolas5" fo:font-size="20pt" fo:font-weight="bold" style:font-name-asian="Consolas5" style:font-size-asian="20pt" style:font-weight-asian="bold" style:font-name-complex="Consolas5" style:font-size-complex="20pt" style:font-weight-complex="bold"/>
    </style:style>
    <style:style style:name="P25" style:family="paragraph">
      <style:paragraph-properties fo:margin-top="0cm" fo:margin-bottom="0cm"/>
      <style:text-properties style:font-name="Consolas2" fo:font-size="16pt" style:font-size-asian="16pt" style:font-size-complex="16pt"/>
    </style:style>
    <style:style style:name="P26" style:family="paragraph">
      <style:paragraph-properties fo:margin-left="0cm" fo:margin-right="0cm" fo:margin-top="0cm" fo:margin-bottom="0.4cm" fo:text-indent="0cm"/>
    </style:style>
    <style:style style:name="P27" style:family="paragraph">
      <style:paragraph-properties fo:margin-left="0cm" fo:margin-right="0cm" fo:margin-top="0cm" fo:margin-bottom="0.499cm" fo:text-indent="0cm"/>
    </style:style>
    <style:style style:name="P28" style:family="paragraph">
      <style:paragraph-properties fo:margin-top="0cm" fo:margin-bottom="0cm" fo:text-align="start"/>
      <style:text-properties fo:font-size="20pt" style:font-size-asian="20pt" style:font-size-complex="20pt"/>
    </style:style>
    <style:style style:name="P29" style:family="paragraph">
      <style:text-properties fo:font-size="20pt" style:font-size-asian="20pt" style:font-size-complex="20pt"/>
    </style:style>
    <style:style style:name="P30" style:family="paragraph">
      <style:text-properties fo:font-size="26pt" style:font-size-asian="26pt" style:font-size-complex="26pt"/>
    </style:style>
    <style:style style:name="P31" style:family="paragraph">
      <style:paragraph-properties fo:margin-top="0cm" fo:margin-bottom="0cm" style:text-autospace="none"/>
      <style:text-properties fo:color="#808080" loext:opacity="100%" loext:color-lum-mod="100%" loext:color-lum-off="0%" style:font-name="Consolas5" fo:font-size="12pt" fo:font-weight="bold" style:font-name-asian="Consolas5" style:font-size-asian="12pt" style:font-weight-asian="bold" style:font-name-complex="Consolas5" style:font-size-complex="12pt" style:font-weight-complex="bold"/>
    </style:style>
    <style:style style:name="P32"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4" fo:font-size="16pt" style:font-name-asian="Consolas4" style:font-size-asian="16pt" style:font-name-complex="Consolas4" style:font-size-complex="16pt"/>
    </style:style>
    <style:style style:name="T4" style:family="text">
      <style:text-properties fo:color="#3f7f7f" loext:opacity="100%" style:font-name="Consolas4" fo:font-size="16pt" style:font-name-asian="Consolas4" style:font-size-asian="16pt" style:font-name-complex="Consolas4" style:font-size-complex="16pt"/>
    </style:style>
    <style:style style:name="T5" style:family="text">
      <style:text-properties style:font-name="Consolas4" fo:font-size="16pt" style:font-name-asian="Consolas4" style:font-size-asian="16pt" style:font-name-complex="Consolas4" style:font-size-complex="16pt"/>
    </style:style>
    <style:style style:name="T6" style:family="text">
      <style:text-properties fo:color="#7f007f" loext:opacity="100%" style:font-name="Consolas4" fo:font-size="16pt" style:font-name-asian="Consolas4" style:font-size-asian="16pt" style:font-name-complex="Consolas4" style:font-size-complex="16pt"/>
    </style:style>
    <style:style style:name="T7" style:family="text">
      <style:text-properties fo:color="#000000" loext:opacity="100%" style:font-name="Consolas4" fo:font-size="16pt" style:font-name-asian="Consolas4" style:font-size-asian="16pt" style:font-name-complex="Consolas4" style:font-size-complex="16pt"/>
    </style:style>
    <style:style style:name="T8"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9" style:family="text">
      <style:text-properties fo:color="#000000" loext:opacity="100%" style:font-name="Consolas4" fo:font-size="16pt" style:text-underline-style="solid" style:text-underline-width="auto" style:text-underline-color="font-color" style:font-name-asian="Consolas4" style:font-size-asian="16pt" style:font-name-complex="Consolas4" style:font-size-complex="16pt"/>
    </style:style>
    <style:style style:name="T10" style:family="text">
      <style:text-properties fo:color="#008080" loext:opacity="100%" style:font-name="Consolas5" fo:font-size="16pt" style:font-name-asian="Consolas5" style:font-size-asian="16pt" style:font-name-complex="Consolas5" style:font-size-complex="16pt"/>
    </style:style>
    <style:style style:name="T11" style:family="text">
      <style:text-properties fo:color="#3f7f7f" loext:opacity="100%" style:font-name="Consolas5" fo:font-size="16pt" style:font-name-asian="Consolas5" style:font-size-asian="16pt" style:font-name-complex="Consolas5" style:font-size-complex="16pt"/>
    </style:style>
    <style:style style:name="T12" style:family="text">
      <style:text-properties fo:color="#7f007f" loext:opacity="100%" style:font-name="Consolas5" fo:font-size="16pt" style:font-name-asian="Consolas5" style:font-size-asian="16pt" style:font-name-complex="Consolas5" style:font-size-complex="16pt"/>
    </style:style>
    <style:style style:name="T13" style:family="text">
      <style:text-properties fo:color="#000000" loext:opacity="100%" style:font-name="Consolas5" fo:font-size="16pt" style:font-name-asian="Consolas5" style:font-size-asian="16pt" style:font-name-complex="Consolas5" style:font-size-complex="16pt"/>
    </style:style>
    <style:style style:name="T14" style:family="text">
      <style:text-properties fo:color="#2a00ff" loext:opacity="100%" style:font-name="Consolas5" fo:font-size="16pt" fo:font-style="italic" style:font-name-asian="Consolas5" style:font-size-asian="16pt" style:font-style-asian="italic" style:font-name-complex="Consolas5" style:font-size-complex="16pt" style:font-style-complex="italic"/>
    </style:style>
    <style:style style:name="T15"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6" style:family="text">
      <style:text-properties fo:color="#000000" loext:opacity="100%" style:font-name="Consolas4" fo:font-size="14pt" style:font-name-asian="Consolas4" style:font-size-asian="14pt" style:font-name-complex="Consolas4" style:font-size-complex="14pt"/>
    </style:style>
    <style:style style:name="T17"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8" style:family="text">
      <style:text-properties style:font-name="Consolas4" fo:font-size="14pt" style:font-name-asian="Consolas4" style:font-size-asian="14pt" style:font-name-complex="Consolas4" style:font-size-complex="14pt"/>
    </style:style>
    <style:style style:name="T19" style:family="text">
      <style:text-properties fo:color="#000080" loext:opacity="100%" style:font-name="Consolas4" fo:font-size="14pt" style:font-name-asian="Consolas4" style:font-size-asian="14pt" style:font-name-complex="Consolas4" style:font-size-complex="14pt"/>
    </style:style>
    <style:style style:name="T20"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21" style:family="text">
      <style:text-properties fo:color="#008000" loext:opacity="100%" style:font-name="Consolas4" fo:font-size="14pt" style:font-name-asian="Consolas4" style:font-size-asian="14pt" style:font-name-complex="Consolas4" style:font-size-complex="14pt"/>
    </style:style>
    <style:style style:name="T22"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23" style:family="text">
      <style:text-properties fo:color="#00000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26" style:family="text">
      <style:text-properties fo:color="#6a3e3e" loext:opacity="100%" style:font-name="Consolas4" fo:font-size="14pt" style:font-name-asian="Consolas4" style:font-size-asian="14pt" style:font-name-complex="Consolas4" style:font-size-complex="14pt"/>
    </style:style>
    <style:style style:name="T27"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28" style:family="text">
      <style:text-properties fo:color="#808000" loext:opacity="100%" style:font-name="Consolas4" fo:font-size="14pt" fo:font-weight="bold" style:font-name-asian="Consolas4" style:font-size-asian="14pt" style:font-weight-asian="bold" style:font-name-complex="Consolas4" style:font-size-complex="14pt" style:font-weight-complex="bold"/>
    </style:style>
    <style:style style:name="T29" style:family="text">
      <style:text-properties fo:color="#00808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0" style:family="text">
      <style:text-properties fo:color="#00000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1" style:family="text">
      <style:text-properties fo:color="#008000" loext:opacity="100%" style:font-name="Consolas4" fo:font-size="14pt" fo:font-weight="bold" style:font-name-asian="Consolas4" style:font-size-asian="14pt" style:font-weight-asian="bold" style:font-name-complex="Consolas4" style:font-size-complex="14pt" style:font-weight-complex="bold"/>
    </style:style>
    <style:style style:name="T3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33"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34"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35"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36"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7"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38"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9" style:family="text">
      <style:text-properties fo:color="#6a3e3e" loext:opacity="100%" style:font-name="Consolas4" fo:font-size="16pt" style:font-name-asian="Consolas4" style:font-size-asian="16pt" style:font-name-complex="Consolas4" style:font-size-complex="16pt"/>
    </style:style>
    <style:style style:name="T40" style:family="text">
      <style:text-properties fo:color="#7f0055" loext:opacity="100%" style:font-name="Consolas4" fo:font-size="24pt" fo:font-weight="bold" style:font-name-asian="Consolas4" style:font-size-asian="24pt" style:font-weight-asian="bold" style:font-name-complex="Consolas4" style:font-size-complex="24pt" style:font-weight-complex="bold"/>
    </style:style>
    <style:style style:name="T41" style:family="text">
      <style:text-properties fo:color="#000000" loext:opacity="100%" style:font-name="Consolas4" fo:font-size="24pt" style:font-name-asian="Consolas4" style:font-size-asian="24pt" style:font-name-complex="Consolas4" style:font-size-complex="24pt"/>
    </style:style>
    <style:style style:name="T42" style:family="text">
      <style:text-properties fo:color="#000080" loext:opacity="100%" style:font-name="Consolas4" fo:font-size="24pt" fo:font-weight="bold" style:font-name-asian="Consolas4" style:font-size-asian="24pt" style:font-weight-asian="bold" style:font-name-complex="Consolas4" style:font-size-complex="24pt" style:font-weight-complex="bold"/>
    </style:style>
    <style:style style:name="T43" style:family="text">
      <style:text-properties style:font-name="Consolas4" fo:font-size="24pt" style:font-name-asian="Consolas4" style:font-size-asian="24pt" style:font-name-complex="Consolas4" style:font-size-complex="24pt"/>
    </style:style>
    <style:style style:name="T44" style:family="text">
      <style:text-properties fo:color="#000000" loext:opacity="100%" style:font-name="Consolas4" fo:font-size="24pt" fo:font-weight="bold" style:font-name-asian="Consolas4" style:font-size-asian="24pt" style:font-weight-asian="bold" style:font-name-complex="Consolas4" style:font-size-complex="24pt" style:font-weight-complex="bold"/>
    </style:style>
    <style:style style:name="T45" style:family="text">
      <style:text-properties fo:color="#008000" loext:opacity="100%" style:font-name="Consolas4" fo:font-size="24pt" style:font-name-asian="Consolas4" style:font-size-asian="24pt" style:font-name-complex="Consolas4" style:font-size-complex="24pt"/>
    </style:style>
    <style:style style:name="T46" style:family="text">
      <style:text-properties fo:color="#000080" loext:opacity="100%" style:font-name="Consolas4" fo:font-size="24pt" style:font-name-asian="Consolas4" style:font-size-asian="24pt" style:font-name-complex="Consolas4" style:font-size-complex="24pt"/>
    </style:style>
    <style:style style:name="T47" style:family="text">
      <style:text-properties fo:color="#6a3e3e" loext:opacity="100%" style:font-name="Consolas4" fo:font-size="24pt" fo:font-weight="bold" style:font-name-asian="Consolas4" style:font-size-asian="24pt" style:font-weight-asian="bold" style:font-name-complex="Consolas4" style:font-size-complex="24pt" style:font-weight-complex="bold"/>
    </style:style>
    <style:style style:name="T48" style:family="text">
      <style:text-properties fo:color="#6a3e3e" loext:opacity="100%" style:font-name="Consolas4" fo:font-size="24pt" style:font-name-asian="Consolas4" style:font-size-asian="24pt" style:font-name-complex="Consolas4" style:font-size-complex="24pt"/>
    </style:style>
    <style:style style:name="T49" style:family="text">
      <style:text-properties fo:color="#808080" loext:opacity="100%" style:font-name="Consolas4" fo:font-size="24pt" fo:font-weight="bold" style:font-name-asian="Consolas4" style:font-size-asian="24pt" style:font-weight-asian="bold" style:font-name-complex="Consolas4" style:font-size-complex="24pt" style:font-weight-complex="bold"/>
    </style:style>
    <style:style style:name="T50" style:family="text">
      <style:text-properties fo:color="#7f0055" loext:opacity="100%" style:font-name="Consolas4" fo:font-size="26pt" fo:font-weight="bold" style:font-name-asian="Consolas4" style:font-size-asian="26pt" style:font-weight-asian="bold" style:font-name-complex="Consolas4" style:font-size-complex="26pt" style:font-weight-complex="bold"/>
    </style:style>
    <style:style style:name="T51" style:family="text">
      <style:text-properties fo:color="#000000" loext:opacity="100%" style:font-name="Consolas4" fo:font-size="26pt" style:font-name-asian="Consolas4" style:font-size-asian="26pt" style:font-name-complex="Consolas4" style:font-size-complex="26pt"/>
    </style:style>
    <style:style style:name="T52" style:family="text">
      <style:text-properties fo:color="#000080" loext:opacity="100%" style:font-name="Consolas4" fo:font-size="26pt" fo:font-weight="bold" style:font-name-asian="Consolas4" style:font-size-asian="26pt" style:font-weight-asian="bold" style:font-name-complex="Consolas4" style:font-size-complex="26pt" style:font-weight-complex="bold"/>
    </style:style>
    <style:style style:name="T53" style:family="text">
      <style:text-properties style:font-name="Consolas4" fo:font-size="26pt" style:font-name-asian="Consolas4" style:font-size-asian="26pt" style:font-name-complex="Consolas4" style:font-size-complex="26pt"/>
    </style:style>
    <style:style style:name="T54" style:family="text">
      <style:text-properties fo:color="#000080" loext:opacity="100%" style:font-name="Consolas4" fo:font-size="26pt" style:font-name-asian="Consolas4" style:font-size-asian="26pt" style:font-name-complex="Consolas4" style:font-size-complex="26pt"/>
    </style:style>
    <style:style style:name="T55" style:family="text">
      <style:text-properties fo:color="#808080" loext:opacity="100%" style:font-name="Consolas4" fo:font-size="26pt" fo:font-weight="bold" style:font-name-asian="Consolas4" style:font-size-asian="26pt" style:font-weight-asian="bold" style:font-name-complex="Consolas4" style:font-size-complex="26pt" style:font-weight-complex="bold"/>
    </style:style>
    <style:style style:name="T56" style:family="text">
      <style:text-properties fo:color="#000000" loext:opacity="100%" style:font-name="Consolas4" fo:font-size="26pt" fo:font-weight="bold" style:font-name-asian="Consolas4" style:font-size-asian="26pt" style:font-weight-asian="bold" style:font-name-complex="Consolas4" style:font-size-complex="26pt" style:font-weight-complex="bold"/>
    </style:style>
    <style:style style:name="T57" style:family="text">
      <style:text-properties fo:color="#6a3e3e" loext:opacity="100%" style:font-name="Consolas4" fo:font-size="26pt" fo:font-weight="bold" style:font-name-asian="Consolas4" style:font-size-asian="26pt" style:font-weight-asian="bold" style:font-name-complex="Consolas4" style:font-size-complex="26pt" style:font-weight-complex="bold"/>
    </style:style>
    <style:style style:name="T58" style:family="text">
      <style:text-properties fo:color="#6a3e3e" loext:opacity="100%" style:font-name="Consolas4" fo:font-size="26pt" style:font-name-asian="Consolas4" style:font-size-asian="26pt" style:font-name-complex="Consolas4" style:font-size-complex="26pt"/>
    </style:style>
    <style:style style:name="T59" style:family="text">
      <style:text-properties fo:color="#000000" loext:opacity="100%" style:font-name="Consolas4" fo:font-size="26pt" fo:font-style="italic" style:font-name-asian="Consolas4" style:font-size-asian="26pt" style:font-style-asian="italic" style:font-name-complex="Consolas4" style:font-size-complex="26pt" style:font-style-complex="italic"/>
    </style:style>
    <style:style style:name="T60"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61"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62" style:family="text">
      <style:text-properties fo:color="#000000" loext:opacity="100%" style:font-name="Consolas4" fo:font-size="20pt" style:font-name-asian="Consolas4" style:font-size-asian="20pt" style:font-name-complex="Consolas4" style:font-size-complex="20pt"/>
    </style:style>
    <style:style style:name="T63"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64" style:family="text">
      <style:text-properties style:font-name="Consolas4" fo:font-size="20pt" style:font-name-asian="Consolas4" style:font-size-asian="20pt" style:font-name-complex="Consolas4" style:font-size-complex="20pt"/>
    </style:style>
    <style:style style:name="T65"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66" style:family="text">
      <style:text-properties fo:color="#0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67" style:family="text">
      <style:text-properties fo:color="#000080" loext:opacity="100%" style:font-name="Consolas4" fo:font-size="20pt" style:font-name-asian="Consolas4" style:font-size-asian="20pt" style:font-name-complex="Consolas4" style:font-size-complex="20pt"/>
    </style:style>
    <style:style style:name="T68" style:family="text">
      <style:text-properties fo:color="#808000" loext:opacity="100%" style:font-name="Consolas4" fo:font-size="20pt" style:font-name-asian="Consolas4" style:font-size-asian="20pt" style:font-name-complex="Consolas4" style:font-size-complex="20pt"/>
    </style:style>
    <style:style style:name="T69" style:family="text">
      <style:text-properties fo:color="#008000" loext:opacity="100%" style:font-name="Consolas4" fo:font-size="20pt" style:font-name-asian="Consolas4" style:font-size-asian="20pt" style:font-name-complex="Consolas4" style:font-size-complex="20pt"/>
    </style:style>
    <style:style style:name="T70" style:family="text">
      <style:text-properties fo:color="#000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1" style:family="text">
      <style:text-properties fo:color="#008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2" style:family="text">
      <style:text-properties fo:color="#0066cc"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73" style:family="text">
      <style:text-properties fo:color="#ff0000" loext:opacity="100%" style:font-name="Consolas" fo:font-size="16pt" style:font-name-asian="Consolas4" style:font-size-asian="16pt" style:font-name-complex="Consolas4" style:font-size-complex="16pt"/>
    </style:style>
    <style:style style:name="T74" style:family="text">
      <style:text-properties fo:color="#000000" loext:opacity="100%" style:font-name="Consolas" fo:font-size="16pt" style:font-name-asian="Consolas4" style:font-size-asian="16pt" style:font-name-complex="Consolas4" style:font-size-complex="16pt"/>
    </style:style>
    <style:style style:name="T75" style:family="text">
      <style:text-properties style:font-name="Consolas" fo:font-size="16pt" style:font-name-asian="Consolas4" style:font-size-asian="16pt" style:font-name-complex="Consolas4" style:font-size-complex="16pt"/>
    </style:style>
    <style:style style:name="T76" style:family="text">
      <style:text-properties fo:color="#808000" loext:opacity="100%" style:font-name="Consolas4" fo:font-size="20pt" fo:font-weight="bold" style:font-name-asian="Consolas4" style:font-size-asian="20pt" style:font-weight-asian="bold" style:font-name-complex="Consolas4" style:font-size-complex="20pt" style:font-weight-complex="bold"/>
    </style:style>
    <style:style style:name="T77" style:family="text">
      <style:text-properties fo:color="#0066cc" loext:opacity="100%" style:font-name="Consolas4" fo:font-size="12pt" style:text-underline-style="solid" style:text-underline-width="auto" style:text-underline-color="font-color" style:font-name-asian="Consolas4" style:font-size-asian="12pt" style:font-name-complex="Consolas4" style:font-size-complex="12pt"/>
    </style:style>
    <style:style style:name="T78" style:family="text">
      <style:text-properties fo:color="#ff0000" loext:opacity="100%" style:font-name="Consolas4" fo:font-size="12pt" style:font-name-asian="Consolas4" style:font-size-asian="12pt" style:font-name-complex="Consolas4" style:font-size-complex="12pt"/>
    </style:style>
    <style:style style:name="T79" style:family="text">
      <style:text-properties fo:color="#000000" loext:opacity="100%" style:font-name="Consolas4" fo:font-size="12pt" style:font-name-asian="Consolas4" style:font-size-asian="12pt" style:font-name-complex="Consolas4" style:font-size-complex="12pt"/>
    </style:style>
    <style:style style:name="T80" style:family="text">
      <style:text-properties style:font-name="Consolas4" fo:font-size="12pt" style:font-name-asian="Consolas4" style:font-size-asian="12pt" style:font-name-complex="Consolas4" style:font-size-complex="12pt"/>
    </style:style>
    <style:style style:name="T81" style:family="text">
      <style:text-properties fo:color="#7f0055" loext:opacity="100%" style:font-name="Consolas5" fo:font-size="22pt" fo:font-weight="bold" style:font-name-asian="Consolas5" style:font-size-asian="22pt" style:font-weight-asian="bold" style:font-name-complex="Consolas5" style:font-size-complex="22pt" style:font-weight-complex="bold"/>
    </style:style>
    <style:style style:name="T82" style:family="text">
      <style:text-properties fo:color="#000000" loext:opacity="100%" style:font-name="Consolas5" fo:font-size="22pt" style:font-name-asian="Consolas5" style:font-size-asian="22pt" style:font-name-complex="Consolas5" style:font-size-complex="22pt"/>
    </style:style>
    <style:style style:name="T83" style:family="text">
      <style:text-properties fo:color="#000080" loext:opacity="100%" style:font-name="Consolas5" fo:font-size="22pt" fo:font-weight="bold" style:font-name-asian="Consolas5" style:font-size-asian="22pt" style:font-weight-asian="bold" style:font-name-complex="Consolas5" style:font-size-complex="22pt" style:font-weight-complex="bold"/>
    </style:style>
    <style:style style:name="T84" style:family="text">
      <style:text-properties style:font-name="Consolas5" fo:font-size="22pt" style:font-name-asian="Consolas5" style:font-size-asian="22pt" style:font-name-complex="Consolas5" style:font-size-complex="22pt"/>
    </style:style>
    <style:style style:name="T85" style:family="text">
      <style:text-properties fo:color="#808080" loext:opacity="100%" style:font-name="Consolas5" fo:font-size="22pt" fo:font-weight="bold" style:font-name-asian="Consolas5" style:font-size-asian="22pt" style:font-weight-asian="bold" style:font-name-complex="Consolas5" style:font-size-complex="22pt" style:font-weight-complex="bold"/>
    </style:style>
    <style:style style:name="T86" style:family="text">
      <style:text-properties fo:color="#008080" loext:opacity="100%" style:font-name="Consolas5" fo:font-size="22pt" fo:font-style="italic" fo:font-weight="bold" style:font-name-asian="Consolas5" style:font-size-asian="22pt" style:font-style-asian="italic" style:font-weight-asian="bold" style:font-name-complex="Consolas5" style:font-size-complex="22pt" style:font-style-complex="italic" style:font-weight-complex="bold"/>
    </style:style>
    <style:style style:name="T87" style:family="text">
      <style:text-properties fo:color="#000080" loext:opacity="100%" style:font-name="Consolas5" fo:font-size="22pt" style:font-name-asian="Consolas5" style:font-size-asian="22pt" style:font-name-complex="Consolas5" style:font-size-complex="22pt"/>
    </style:style>
    <style:style style:name="T88" style:family="text">
      <style:text-properties fo:color="#000000" loext:opacity="100%" style:font-name="Consolas5" fo:font-size="22pt" fo:font-weight="bold" style:font-name-asian="Consolas5" style:font-size-asian="22pt" style:font-weight-asian="bold" style:font-name-complex="Consolas5" style:font-size-complex="22pt" style:font-weight-complex="bold"/>
    </style:style>
    <style:style style:name="T89" style:family="text">
      <style:text-properties fo:color="#6a3e3e" loext:opacity="100%" style:font-name="Consolas5" fo:font-size="22pt" fo:font-weight="bold" style:font-name-asian="Consolas5" style:font-size-asian="22pt" style:font-weight-asian="bold" style:font-name-complex="Consolas5" style:font-size-complex="22pt" style:font-weight-complex="bold"/>
    </style:style>
    <style:style style:name="T90" style:family="text">
      <style:text-properties fo:color="#000000" loext:opacity="100%" style:font-name="Consolas5" fo:font-size="22pt" fo:font-style="italic" style:font-name-asian="Consolas5" style:font-size-asian="22pt" style:font-style-asian="italic" style:font-name-complex="Consolas5" style:font-size-complex="22pt" style:font-style-complex="italic"/>
    </style:style>
    <style:style style:name="T91" style:family="text">
      <style:text-properties fo:color="#6a3e3e" loext:opacity="100%" style:font-name="Consolas5" fo:font-size="22pt" style:font-name-asian="Consolas5" style:font-size-asian="22pt" style:font-name-complex="Consolas5" style:font-size-complex="22pt"/>
    </style:style>
    <style:style style:name="T92" style:family="text">
      <style:text-properties fo:color="#7f0055" loext:opacity="100%" style:font-name="Consolas5" fo:font-size="16pt" fo:font-weight="bold" style:font-name-asian="Consolas5" style:font-size-asian="16pt" style:font-weight-asian="bold" style:font-name-complex="Consolas5" style:font-size-complex="16pt" style:font-weight-complex="bold"/>
    </style:style>
    <style:style style:name="T93" style:family="text">
      <style:text-properties fo:color="#000080" loext:opacity="100%" style:font-name="Consolas5" fo:font-size="16pt" fo:font-weight="bold" style:font-name-asian="Consolas5" style:font-size-asian="16pt" style:font-weight-asian="bold" style:font-name-complex="Consolas5" style:font-size-complex="16pt" style:font-weight-complex="bold"/>
    </style:style>
    <style:style style:name="T94" style:family="text">
      <style:text-properties style:font-name="Consolas5" fo:font-size="16pt" style:font-name-asian="Consolas5" style:font-size-asian="16pt" style:font-name-complex="Consolas5" style:font-size-complex="16pt"/>
    </style:style>
    <style:style style:name="T95" style:family="text">
      <style:text-properties fo:color="#808080" loext:opacity="100%" style:font-name="Consolas5" fo:font-size="16pt" fo:font-weight="bold" style:font-name-asian="Consolas5" style:font-size-asian="16pt" style:font-weight-asian="bold" style:font-name-complex="Consolas5" style:font-size-complex="16pt" style:font-weight-complex="bold"/>
    </style:style>
    <style:style style:name="T96" style:family="text">
      <style:text-properties fo:color="#008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97" style:family="text">
      <style:text-properties fo:color="#000080" loext:opacity="100%" style:font-name="Consolas5" fo:font-size="16pt" style:font-name-asian="Consolas5" style:font-size-asian="16pt" style:font-name-complex="Consolas5" style:font-size-complex="16pt"/>
    </style:style>
    <style:style style:name="T98" style:family="text">
      <style:text-properties fo:color="#000000" loext:opacity="100%" style:font-name="Consolas5" fo:font-size="16pt" fo:font-weight="bold" style:font-name-asian="Consolas5" style:font-size-asian="16pt" style:font-weight-asian="bold" style:font-name-complex="Consolas5" style:font-size-complex="16pt" style:font-weight-complex="bold"/>
    </style:style>
    <style:style style:name="T99" style:family="text">
      <style:text-properties fo:color="#008000" loext:opacity="100%" style:font-name="Consolas5" fo:font-size="16pt" style:font-name-asian="Consolas5" style:font-size-asian="16pt" style:font-name-complex="Consolas5" style:font-size-complex="16pt"/>
    </style:style>
    <style:style style:name="T100" style:family="text">
      <style:text-properties fo:color="#6a3e3e" loext:opacity="100%" style:font-name="Consolas5" fo:font-size="16pt" fo:font-weight="bold" style:font-name-asian="Consolas5" style:font-size-asian="16pt" style:font-weight-asian="bold" style:font-name-complex="Consolas5" style:font-size-complex="16pt" style:font-weight-complex="bold"/>
    </style:style>
    <style:style style:name="T101" style:family="text">
      <style:text-properties fo:color="#6a3e3e" loext:opacity="100%" style:font-name="Consolas5" fo:font-size="16pt" style:font-name-asian="Consolas5" style:font-size-asian="16pt" style:font-name-complex="Consolas5" style:font-size-complex="16pt"/>
    </style:style>
    <style:style style:name="T102" style:family="text">
      <style:text-properties fo:color="#000000" loext:opacity="100%" style:font-name="Consolas5" fo:font-size="16pt" fo:font-style="italic" style:font-name-asian="Consolas5" style:font-size-asian="16pt" style:font-style-asian="italic" style:font-name-complex="Consolas5" style:font-size-complex="16pt" style:font-style-complex="italic"/>
    </style:style>
    <style:style style:name="T103" style:family="text">
      <style:text-properties fo:color="#7f0055" loext:opacity="100%" style:font-name="Consolas4" fo:font-size="18pt" fo:font-weight="bold" style:font-name-asian="Consolas4" style:font-size-asian="18pt" style:font-weight-asian="bold" style:font-name-complex="Consolas4" style:font-size-complex="18pt" style:font-weight-complex="bold"/>
    </style:style>
    <style:style style:name="T104" style:family="text">
      <style:text-properties fo:color="#000000" loext:opacity="100%" style:font-name="Consolas4" fo:font-size="18pt" style:font-name-asian="Consolas4" style:font-size-asian="18pt" style:font-name-complex="Consolas4" style:font-size-complex="18pt"/>
    </style:style>
    <style:style style:name="T105" style:family="text">
      <style:text-properties fo:color="#000080" loext:opacity="100%" style:font-name="Consolas4" fo:font-size="18pt" fo:font-weight="bold" style:font-name-asian="Consolas4" style:font-size-asian="18pt" style:font-weight-asian="bold" style:font-name-complex="Consolas4" style:font-size-complex="18pt" style:font-weight-complex="bold"/>
    </style:style>
    <style:style style:name="T106" style:family="text">
      <style:text-properties style:font-name="Consolas4" fo:font-size="18pt" style:font-name-asian="Consolas4" style:font-size-asian="18pt" style:font-name-complex="Consolas4" style:font-size-complex="18pt"/>
    </style:style>
    <style:style style:name="T107" style:family="text">
      <style:text-properties fo:color="#808080" loext:opacity="100%" style:font-name="Consolas4" fo:font-size="18pt" fo:font-weight="bold" style:font-name-asian="Consolas4" style:font-size-asian="18pt" style:font-weight-asian="bold" style:font-name-complex="Consolas4" style:font-size-complex="18pt" style:font-weight-complex="bold"/>
    </style:style>
    <style:style style:name="T108" style:family="text">
      <style:text-properties fo:color="#008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09" style:family="text">
      <style:text-properties fo:color="#000080" loext:opacity="100%" style:font-name="Consolas4" fo:font-size="18pt" style:font-name-asian="Consolas4" style:font-size-asian="18pt" style:font-name-complex="Consolas4" style:font-size-complex="18pt"/>
    </style:style>
    <style:style style:name="T110" style:family="text">
      <style:text-properties fo:color="#000000" loext:opacity="100%" style:font-name="Consolas4" fo:font-size="18pt" fo:font-weight="bold" style:font-name-asian="Consolas4" style:font-size-asian="18pt" style:font-weight-asian="bold" style:font-name-complex="Consolas4" style:font-size-complex="18pt" style:font-weight-complex="bold"/>
    </style:style>
    <style:style style:name="T111" style:family="text">
      <style:text-properties fo:color="#6a3e3e" loext:opacity="100%" style:font-name="Consolas4" fo:font-size="18pt" fo:font-weight="bold" style:font-name-asian="Consolas4" style:font-size-asian="18pt" style:font-weight-asian="bold" style:font-name-complex="Consolas4" style:font-size-complex="18pt" style:font-weight-complex="bold"/>
    </style:style>
    <style:style style:name="T112" style:family="text">
      <style:text-properties fo:color="#000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13" style:family="text">
      <style:text-properties fo:color="#000000" loext:opacity="100%" style:font-name="Consolas4" fo:font-size="18pt" fo:font-style="italic" style:font-name-asian="Consolas4" style:font-size-asian="18pt" style:font-style-asian="italic" style:font-name-complex="Consolas4" style:font-size-complex="18pt" style:font-style-complex="italic"/>
    </style:style>
    <style:style style:name="T114" style:family="text">
      <style:text-properties fo:color="#6a3e3e" loext:opacity="100%" style:font-name="Consolas4" fo:font-size="18pt" style:font-name-asian="Consolas4" style:font-size-asian="18pt" style:font-name-complex="Consolas4" style:font-size-complex="18pt"/>
    </style:style>
    <style:style style:name="T115" style:family="text">
      <style:text-properties fo:color="#808000" loext:opacity="100%" style:font-name="Consolas5" fo:font-size="16pt" style:font-name-asian="Consolas5" style:font-size-asian="16pt" style:font-name-complex="Consolas5"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5" fo:font-size="20pt" fo:font-weight="bold" style:font-name-asian="Consolas5" style:font-size-asian="20pt" style:font-weight-asian="bold" style:font-name-complex="Consolas5" style:font-size-complex="20pt" style:font-weight-complex="bold"/>
    </style:style>
    <style:style style:name="T118" style:family="text">
      <style:text-properties fo:color="#000000" loext:opacity="100%" style:font-name="Consolas5" fo:font-size="20pt" fo:font-weight="bold" style:font-name-asian="Consolas5" style:font-size-asian="20pt" style:font-weight-asian="bold" style:font-name-complex="Consolas5" style:font-size-complex="20pt" style:font-weight-complex="bold"/>
    </style:style>
    <style:style style:name="T119" style:family="text">
      <style:text-properties fo:color="#000080" loext:opacity="100%" style:font-name="Consolas5" fo:font-size="20pt" fo:font-weight="bold" style:font-name-asian="Consolas5" style:font-size-asian="20pt" style:font-weight-asian="bold" style:font-name-complex="Consolas5" style:font-size-complex="20pt" style:font-weight-complex="bold"/>
    </style:style>
    <style:style style:name="T120" style:family="text">
      <style:text-properties style:font-name="Consolas5" fo:font-size="20pt" fo:font-weight="bold" style:font-name-asian="Consolas5" style:font-size-asian="20pt" style:font-weight-asian="bold" style:font-name-complex="Consolas5" style:font-size-complex="20pt" style:font-weight-complex="bold"/>
    </style:style>
    <style:style style:name="T121" style:family="text">
      <style:text-properties fo:color="#808080" loext:opacity="100%" style:font-name="Consolas5" fo:font-size="20pt" fo:font-weight="bold" style:font-name-asian="Consolas5" style:font-size-asian="20pt" style:font-weight-asian="bold" style:font-name-complex="Consolas5" style:font-size-complex="20pt" style:font-weight-complex="bold"/>
    </style:style>
    <style:style style:name="T122" style:family="text">
      <style:text-properties fo:color="#008000" loext:opacity="100%" style:font-name="Consolas5" fo:font-size="20pt" fo:font-weight="bold" style:font-name-asian="Consolas5" style:font-size-asian="20pt" style:font-weight-asian="bold" style:font-name-complex="Consolas5" style:font-size-complex="20pt" style:font-weight-complex="bold"/>
    </style:style>
    <style:style style:name="T123"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124" style:family="text">
      <style:text-properties fo:color="#6a3e3e" loext:opacity="100%" style:font-name="Consolas4" fo:font-size="20pt" style:font-name-asian="Consolas4" style:font-size-asian="20pt" style:font-name-complex="Consolas4" style:font-size-complex="20pt"/>
    </style:style>
    <style:style style:name="T125" style:family="text">
      <style:text-properties fo:color="#000000" loext:opacity="100%" style:font-name="Consolas4" fo:font-size="20pt" fo:font-style="italic" style:font-name-asian="Consolas4" style:font-size-asian="20pt" style:font-style-asian="italic" style:font-name-complex="Consolas4" style:font-size-complex="20pt" style:font-style-complex="italic"/>
    </style:style>
    <style:style style:name="T126" style:family="text">
      <style:text-properties fo:color="#000000" loext:opacity="100%" style:font-name="Consolas5" fo:font-size="20pt" style:font-name-asian="Consolas5" style:font-size-asian="20pt" style:font-name-complex="Consolas5" style:font-size-complex="20pt"/>
    </style:style>
    <style:style style:name="T127" style:family="text">
      <style:text-properties fo:color="#c0c0c0" loext:opacity="100%" style:font-name="Consolas5" fo:font-size="20pt" style:font-name-asian="Consolas5" style:font-size-asian="20pt" style:font-name-complex="Consolas5" style:font-size-complex="20pt"/>
    </style:style>
    <style:style style:name="T128" style:family="text">
      <style:text-properties fo:color="#808080" loext:opacity="100%" style:font-name="Consolas5" fo:font-size="14pt" fo:font-weight="bold" style:font-name-asian="Consolas5" style:font-size-asian="14pt" style:font-weight-asian="bold" style:font-name-complex="Consolas5" style:font-size-complex="14pt" style:font-weight-complex="bold"/>
    </style:style>
    <style:style style:name="T129" style:family="text">
      <style:text-properties fo:color="#7f0055" loext:opacity="100%" style:font-name="Consolas5" fo:font-size="14pt" fo:font-weight="bold" style:font-name-asian="Consolas5" style:font-size-asian="14pt" style:font-weight-asian="bold" style:font-name-complex="Consolas5" style:font-size-complex="14pt" style:font-weight-complex="bold"/>
    </style:style>
    <style:style style:name="T130" style:family="text">
      <style:text-properties fo:color="#000000" loext:opacity="100%" style:font-name="Consolas5" fo:font-size="14pt" style:font-name-asian="Consolas5" style:font-size-asian="14pt" style:font-name-complex="Consolas5" style:font-size-complex="14pt"/>
    </style:style>
    <style:style style:name="T131" style:family="text">
      <style:text-properties fo:color="#000080" loext:opacity="100%" style:font-name="Consolas5" fo:font-size="14pt" fo:font-weight="bold" style:font-name-asian="Consolas5" style:font-size-asian="14pt" style:font-weight-asian="bold" style:font-name-complex="Consolas5" style:font-size-complex="14pt" style:font-weight-complex="bold"/>
    </style:style>
    <style:style style:name="T132" style:family="text">
      <style:text-properties style:font-name="Consolas5" fo:font-size="14pt" style:font-name-asian="Consolas5" style:font-size-asian="14pt" style:font-name-complex="Consolas5" style:font-size-complex="14pt"/>
    </style:style>
    <style:style style:name="T133" style:family="text">
      <style:text-properties fo:color="#000000" loext:opacity="100%" style:font-name="Consolas5" fo:font-size="14pt" fo:font-weight="bold" style:font-name-asian="Consolas5" style:font-size-asian="14pt" style:font-weight-asian="bold" style:font-name-complex="Consolas5" style:font-size-complex="14pt" style:font-weight-complex="bold"/>
    </style:style>
    <style:style style:name="T134" style:family="text">
      <style:text-properties fo:color="#6a3e3e" loext:opacity="100%" style:font-name="Consolas5" fo:font-size="14pt" fo:font-weight="bold" style:font-name-asian="Consolas5" style:font-size-asian="14pt" style:font-weight-asian="bold" style:font-name-complex="Consolas5" style:font-size-complex="14pt" style:font-weight-complex="bold"/>
    </style:style>
    <style:style style:name="T135" style:family="text">
      <style:text-properties fo:color="#000000" loext:opacity="100%" style:font-name="Consolas5" fo:font-size="14pt" fo:font-style="italic" style:font-name-asian="Consolas5" style:font-size-asian="14pt" style:font-style-asian="italic" style:font-name-complex="Consolas5" style:font-size-complex="14pt" style:font-style-complex="italic"/>
    </style:style>
    <style:style style:name="T136" style:family="text">
      <style:text-properties fo:color="#008000" loext:opacity="100%" style:font-name="Consolas5" fo:font-size="14pt" style:font-name-asian="Consolas5" style:font-size-asian="14pt" style:font-name-complex="Consolas5" style:font-size-complex="14pt"/>
    </style:style>
    <style:style style:name="T137" style:family="text">
      <style:text-properties fo:color="#6a3e3e" loext:opacity="100%" style:font-name="Consolas5" fo:font-size="14pt" style:font-name-asian="Consolas5" style:font-size-asian="14pt" style:font-name-complex="Consolas5" style:font-size-complex="14pt"/>
    </style:style>
    <style:style style:name="T138" style:family="text">
      <style:text-properties style:font-name="Consolas5" fo:font-size="20pt" style:font-name-asian="Consolas5" style:font-size-asian="20pt" style:font-name-complex="Consolas5" style:font-size-complex="20pt"/>
    </style:style>
    <style:style style:name="T139" style:family="text">
      <style:text-properties fo:color="#6a3e3e" loext:opacity="100%" style:font-name="Consolas5" fo:font-size="20pt" fo:font-weight="bold" style:font-name-asian="Consolas5" style:font-size-asian="20pt" style:font-weight-asian="bold" style:font-name-complex="Consolas5" style:font-size-complex="20pt" style:font-weight-complex="bold"/>
    </style:style>
    <style:style style:name="T140" style:family="text">
      <style:text-properties fo:color="#808000" loext:opacity="100%" style:font-name="Consolas5" fo:font-size="20pt" style:font-name-asian="Consolas5" style:font-size-asian="20pt" style:font-name-complex="Consolas5" style:font-size-complex="20pt"/>
    </style:style>
    <style:style style:name="T141" style:family="text">
      <style:text-properties fo:color="#6a3e3e" loext:opacity="100%" style:font-name="Consolas5" fo:font-size="20pt" style:font-name-asian="Consolas5" style:font-size-asian="20pt" style:font-name-complex="Consolas5" style:font-size-complex="20pt"/>
    </style:style>
    <style:style style:name="T142" style:family="text">
      <style:text-properties fo:color="#000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143" style:family="text">
      <style:text-properties fo:color="#c0c0c0" loext:opacity="100%" style:font-name="Consolas5" fo:font-size="16pt" style:font-name-asian="Consolas5" style:font-size-asian="16pt" style:font-name-complex="Consolas5" style:font-size-complex="16pt"/>
    </style:style>
    <style:style style:name="T144" style:family="text">
      <style:text-properties fo:color="#008080" loext:opacity="100%" style:font-name="Consolas2" fo:font-size="16pt" style:font-name-asian="Consolas5" style:font-size-asian="16pt" style:font-name-complex="Consolas5" style:font-size-complex="16pt"/>
    </style:style>
    <style:style style:name="T145" style:family="text">
      <style:text-properties fo:color="#3f7f7f" loext:opacity="100%" style:font-name="Consolas2" fo:font-size="16pt" style:text-underline-style="solid" style:text-underline-width="auto" style:text-underline-color="font-color" style:font-name-asian="Consolas5" style:font-size-asian="16pt" style:font-name-complex="Consolas5" style:font-size-complex="16pt"/>
    </style:style>
    <style:style style:name="T146" style:family="text">
      <style:text-properties style:font-name="Consolas2" fo:font-size="16pt" style:font-name-asian="Consolas5" style:font-size-asian="16pt" style:font-name-complex="Consolas5" style:font-size-complex="16pt"/>
    </style:style>
    <style:style style:name="T147" style:family="text">
      <style:text-properties fo:color="#7f007f" loext:opacity="100%" style:font-name="Consolas2" fo:font-size="16pt" style:font-name-asian="Consolas5" style:font-size-asian="16pt" style:font-name-complex="Consolas5" style:font-size-complex="16pt"/>
    </style:style>
    <style:style style:name="T148" style:family="text">
      <style:text-properties fo:color="#000000" loext:opacity="100%" style:font-name="Consolas2" fo:font-size="16pt" style:font-name-asian="Consolas5" style:font-size-asian="16pt" style:font-name-complex="Consolas5" style:font-size-complex="16pt"/>
    </style:style>
    <style:style style:name="T149" style:family="text">
      <style:text-properties fo:color="#2a00ff" loext:opacity="100%" style:font-name="Consolas2" fo:font-size="16pt" fo:font-style="italic" style:font-name-asian="Consolas5" style:font-size-asian="16pt" style:font-style-asian="italic" style:font-name-complex="Consolas5" style:font-size-complex="16pt" style:font-style-complex="italic"/>
    </style:style>
    <style:style style:name="T150" style:family="text">
      <style:text-properties fo:color="#3f7f7f" loext:opacity="100%" style:font-name="Consolas2" fo:font-size="16pt" style:font-name-asian="Consolas5" style:font-size-asian="16pt" style:font-name-complex="Consolas5" style:font-size-complex="16pt"/>
    </style:style>
    <style:style style:name="T151" style:family="text">
      <style:text-properties fo:color="#7f0055"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2" style:family="text">
      <style:text-properties fo:color="#000000" loext:opacity="100%" style:text-outline="false" style:text-line-through-style="none" style:text-line-through-type="none" style:font-name="Consolas4"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53" style:family="text">
      <style:text-properties fo:color="#000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4" style:family="text">
      <style:text-properties fo:color="#00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5" style:family="text">
      <style:text-properties fo:color="#808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6" style:family="text">
      <style:text-properties fo:color="#00008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7" style:family="text">
      <style:text-properties fo:color="#c0c0c0" loext:opacity="100%" style:text-outline="false" style:text-line-through-style="none" style:text-line-through-type="none" style:font-name="Consolas4" fo:font-size="20pt" fo:font-style="normal" fo:text-shadow="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8" style:family="text">
      <style:text-properties fo:color="#c0c0c0"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0" style:family="text">
      <style:text-properties fo:color="#0066cc"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1" style:family="text">
      <style:text-properties fo:color="#ff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2" style:family="text">
      <style:text-properties fo:color="#00000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3" style:family="text">
      <style:text-properties fo:color="#c0c0c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4" style:family="text">
      <style:text-properties fo:color="#7f0055" loext:opacity="100%" style:font-name="Consolas" fo:font-size="20pt" fo:font-weight="bold" style:font-name-asian="Consolas4" style:font-size-asian="20pt" style:font-weight-asian="bold" style:font-name-complex="Consolas4" style:font-size-complex="20pt" style:font-weight-complex="bold"/>
    </style:style>
    <style:style style:name="T165" style:family="text">
      <style:text-properties fo:color="#000000" loext:opacity="100%" style:font-name="Consolas" fo:font-size="20pt" style:font-name-asian="Consolas4" style:font-size-asian="20pt" style:font-name-complex="Consolas4" style:font-size-complex="20pt"/>
    </style:style>
    <style:style style:name="T166" style:family="text">
      <style:text-properties fo:color="#000080" loext:opacity="100%" style:font-name="Consolas" fo:font-size="20pt" fo:font-weight="bold" style:font-name-asian="Consolas4" style:font-size-asian="20pt" style:font-weight-asian="bold" style:font-name-complex="Consolas4" style:font-size-complex="20pt" style:font-weight-complex="bold"/>
    </style:style>
    <style:style style:name="T167" style:family="text">
      <style:text-properties style:font-name="Consolas" fo:font-size="20pt" style:font-name-asian="Consolas4" style:font-size-asian="20pt" style:font-name-complex="Consolas4" style:font-size-complex="20pt"/>
    </style:style>
    <style:style style:name="T168" style:family="text">
      <style:text-properties fo:color="#808080" loext:opacity="100%" style:font-name="Consolas" fo:font-size="20pt" fo:font-weight="bold" style:font-name-asian="Consolas4" style:font-size-asian="20pt" style:font-weight-asian="bold" style:font-name-complex="Consolas4" style:font-size-complex="20pt" style:font-weight-complex="bold"/>
    </style:style>
    <style:style style:name="T169" style:family="text">
      <style:text-properties fo:color="#000080" loext:opacity="100%" style:font-name="Consolas" fo:font-size="20pt" style:font-name-asian="Consolas4" style:font-size-asian="20pt" style:font-name-complex="Consolas4" style:font-size-complex="20pt"/>
    </style:style>
    <style:style style:name="T170" style:family="text">
      <style:text-properties fo:color="#000000" loext:opacity="100%" style:font-name="Consolas" fo:font-size="20pt" fo:font-weight="bold" style:font-name-asian="Consolas4" style:font-size-asian="20pt" style:font-weight-asian="bold" style:font-name-complex="Consolas4" style:font-size-complex="20pt" style:font-weight-complex="bold"/>
    </style:style>
    <style:style style:name="T171" style:family="text">
      <style:text-properties fo:color="#7f0055"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2" style:family="text">
      <style:text-properties fo:color="#000000" loext:opacity="100%" style:text-outline="false" style:text-line-through-style="none" style:text-line-through-type="none" style:font-name="Consolas"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73" style:family="text">
      <style:text-properties fo:color="#000080"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4" style:family="text">
      <style:text-properties fo:color="#00000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5" style:family="text">
      <style:text-properties fo:color="#c0c0c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6" style:family="text">
      <style:text-properties fo:color="#808000" loext:opacity="100%" style:font-name="Consolas4" fo:font-size="18pt" style:font-name-asian="Consolas4" style:font-size-asian="18pt" style:font-name-complex="Consolas4" style:font-size-complex="18pt"/>
    </style:style>
    <style:style style:name="T177" style:family="text">
      <style:text-properties fo:color="#008000" loext:opacity="100%" style:font-name="Consolas4" fo:font-size="18pt" style:font-name-asian="Consolas4" style:font-size-asian="18pt" style:font-name-complex="Consolas4" style:font-size-complex="18pt"/>
    </style:style>
    <style:style style:name="T178" style:family="text">
      <style:text-properties fo:color="#808000" loext:opacity="100%" style:font-name="Consolas5" fo:font-size="16pt" fo:font-weight="bold" style:font-name-asian="Consolas5" style:font-size-asian="16pt" style:font-weight-asian="bold" style:font-name-complex="Consolas5" style:font-size-complex="16pt" style:font-weight-complex="bold"/>
    </style:style>
    <style:style style:name="T179" style:family="text">
      <style:text-properties fo:font-size="26pt" style:font-size-asian="26pt" style:font-size-complex="26pt"/>
    </style:style>
    <style:style style:name="T180" style:family="text">
      <style:text-properties fo:color="#808080" loext:opacity="100%" style:font-name="Consolas5" fo:font-size="12pt" fo:font-weight="bold" style:font-name-asian="Consolas5" style:font-size-asian="12pt" style:font-weight-asian="bold" style:font-name-complex="Consolas5" style:font-size-complex="12pt" style:font-weight-complex="bold"/>
    </style:style>
    <style:style style:name="T181" style:family="text">
      <style:text-properties fo:color="#7f0055" loext:opacity="100%" style:font-name="Consolas5" fo:font-size="12pt" fo:font-weight="bold" style:font-name-asian="Consolas5" style:font-size-asian="12pt" style:font-weight-asian="bold" style:font-name-complex="Consolas5" style:font-size-complex="12pt" style:font-weight-complex="bold"/>
    </style:style>
    <style:style style:name="T182" style:family="text">
      <style:text-properties fo:color="#000000" loext:opacity="100%" style:font-name="Consolas5" fo:font-size="12pt" style:font-name-asian="Consolas5" style:font-size-asian="12pt" style:font-name-complex="Consolas5" style:font-size-complex="12pt"/>
    </style:style>
    <style:style style:name="T183" style:family="text">
      <style:text-properties fo:color="#000080" loext:opacity="100%" style:font-name="Consolas5" fo:font-size="12pt" fo:font-style="italic" fo:font-weight="bold" style:font-name-asian="Consolas5" style:font-size-asian="12pt" style:font-style-asian="italic" style:font-weight-asian="bold" style:font-name-complex="Consolas5" style:font-size-complex="12pt" style:font-style-complex="italic" style:font-weight-complex="bold"/>
    </style:style>
    <style:style style:name="T184" style:family="text">
      <style:text-properties style:font-name="Consolas5" fo:font-size="12pt" style:font-name-asian="Consolas5" style:font-size-asian="12pt" style:font-name-complex="Consolas5" style:font-size-complex="12pt"/>
    </style:style>
    <style:style style:name="T185" style:family="text">
      <style:text-properties fo:color="#000080" loext:opacity="100%" style:font-name="Consolas5" fo:font-size="12pt" fo:font-weight="bold" style:font-name-asian="Consolas5" style:font-size-asian="12pt" style:font-weight-asian="bold" style:font-name-complex="Consolas5" style:font-size-complex="12pt" style:font-weight-complex="bold"/>
    </style:style>
    <style:style style:name="T186" style:family="text">
      <style:text-properties fo:color="#000080" loext:opacity="100%" style:font-name="Consolas5" fo:font-size="12pt" style:font-name-asian="Consolas5" style:font-size-asian="12pt" style:font-name-complex="Consolas5" style:font-size-complex="12pt"/>
    </style:style>
    <style:style style:name="T187" style:family="text">
      <style:text-properties fo:color="#000000" loext:opacity="100%" style:font-name="Consolas5" fo:font-size="12pt" fo:font-weight="bold" style:font-name-asian="Consolas5" style:font-size-asian="12pt" style:font-weight-asian="bold" style:font-name-complex="Consolas5" style:font-size-complex="12pt" style:font-weight-complex="bold"/>
    </style:style>
    <style:style style:name="T188" style:family="text">
      <style:text-properties fo:color="#008000" loext:opacity="100%" style:font-name="Consolas5" fo:font-size="12pt" style:font-name-asian="Consolas5" style:font-size-asian="12pt" style:font-name-complex="Consolas5" style:font-size-complex="12pt"/>
    </style:style>
    <style:style style:name="T189" style:family="text">
      <style:text-properties fo:color="#6a3e3e" loext:opacity="100%" style:font-name="Consolas5" fo:font-size="12pt" fo:font-weight="bold" style:font-name-asian="Consolas5" style:font-size-asian="12pt" style:font-weight-asian="bold" style:font-name-complex="Consolas5" style:font-size-complex="12pt" style:font-weight-complex="bold"/>
    </style:style>
    <style:style style:name="T190" style:family="text">
      <style:text-properties fo:color="#000000" loext:opacity="100%" style:font-name="Consolas5" fo:font-size="12pt" fo:font-style="italic" style:font-name-asian="Consolas5" style:font-size-asian="12pt" style:font-style-asian="italic" style:font-name-complex="Consolas5" style:font-size-complex="12pt" style:font-style-complex="italic"/>
    </style:style>
    <style:style style:name="T191" style:family="text">
      <style:text-properties fo:color="#c0c0c0" loext:opacity="100%" style:font-name="Consolas5" fo:font-size="12pt" style:font-name-asian="Consolas5" style:font-size-asian="12pt" style:font-name-complex="Consolas5" style:font-size-complex="12pt"/>
    </style:style>
    <style:style style:name="T192" style:family="text">
      <style:text-properties fo:color="#000000" loext:opacity="100%" style:text-line-through-style="solid" style:text-line-through-type="single" style:font-name="Consolas5" fo:font-size="12pt" style:font-name-asian="Consolas5" style:font-size-asian="12pt" style:font-name-complex="Consolas5" style:font-size-complex="12pt"/>
    </style:style>
    <style:style style:name="T193" style:family="text">
      <style:text-properties fo:color="#6a3e3e" loext:opacity="100%" style:font-name="Consolas5" fo:font-size="12pt" style:font-name-asian="Consolas5" style:font-size-asian="12pt" style:font-name-complex="Consolas5" style:font-size-complex="12pt"/>
    </style:style>
    <style:style style:name="T19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DI</text:p>
          </draw:text-box>
        </draw:frame>
        <draw:frame presentation:style-name="pr2" draw:text-style-name="P1"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2">Last time I have presented this was 2 years ago.</text:p>
              <text:p text:style-name="P2">I have not used CDI since, so my skills are a bit rusty.</text:p>
              <text:p text:style-name="P2">I have changed many slides from the original presentation, this made things a bit complicated.</text:p>
              <text:p text:style-name="P2">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exts and Dependency Injection</text:p>
          </draw:text-box>
        </draw:frame>
        <draw:frame presentation:style-name="pr5"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mplementations</text:p>
          </draw:text-box>
        </draw:frame>
        <draw:frame presentation:style-name="pr7"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figuration</text:p>
          </draw:text-box>
        </draw:frame>
        <draw:frame presentation:style-name="pr9"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eatures</text:p>
          </draw:text-box>
        </draw:frame>
        <draw:frame presentation:style-name="pr5" draw:layer="layout" svg:width="25.199cm" svg:height="13.859cm" svg:x="1.4cm" svg:y="4.914cm" presentation:class="outline" presentation:user-transformed="tru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ainer</text:p>
          </draw:text-box>
        </draw:frame>
        <draw:frame presentation:style-name="pr5"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text:p>
          </draw:text-box>
        </draw:frame>
        <draw:frame presentation:style-name="pr5"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text:p>
          </draw:text-box>
        </draw:frame>
        <draw:frame presentation:style-name="pr5"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 frameworks</text:p>
          </draw:text-box>
        </draw:frame>
        <draw:frame presentation:style-name="pr5"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2">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8"><text:span text:style-name="T117">public</text:span><text:span text:style-name="T118"> </text:span><text:span text:style-name="T117">class</text:span><text:span text:style-name="T118"> </text:span><text:span text:style-name="T119">DatabaseProducer</text:span><text:span text:style-name="T118"> {</text:span></text:p>
            <text:p text:style-name="P8"><text:span text:style-name="T120"/></text:p>
            <text:p text:style-name="P8"><text:span text:style-name="T118"><text:s text:c="4"/></text:span><text:span text:style-name="T121">@Produces</text:span></text:p>
            <text:p text:style-name="P8"><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8"><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8"><text:span text:style-name="T120"/></text:p>
            <text:p text:style-name="P8"><text:span text:style-name="T118">}</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methods</text:p>
          </draw:text-box>
        </draw:frame>
        <draw:frame presentation:style-name="pr5"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qualifiers</text:p>
          </draw:text-box>
        </draw:frame>
        <draw:frame presentation:style-name="pr30"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CDI will do the appropriate bean lifecycle callbacks.</text:p>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Dispose methods accept the same type as we have created, including the qualifiers we have declared.</text:p>
              <text:p text:style-name="P5"/>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user-transformed="true">
            <draw:text-box>
              <text:p>Producers receive additional metadata in the form of InjectionPoint classes.</text:p>
              <text:p>When CDI injects dependencies from a producer, it will already know the injection point, and can pass them.</text:p>
              <text:p>We see the member, the declaring class, and other metadata, see the CDI specification.</text:p>
              <text:p>In this example we inject a logger based on the declaring class of the member.</text:p>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either.</text:p>
              <text:p>In this example we can separate cases based on type.</text:p>
              <text:p>For numbers we create a TreeMap, everything else gets a generic HashMap instance.</text:p>
              <text:p/>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y</text:p>
          </draw:text-box>
        </draw:frame>
        <draw:frame presentation:style-name="pr29"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ault</text:p>
          </draw:text-box>
        </draw:frame>
        <draw:frame presentation:style-name="pr29" draw:layer="layout" svg:width="25.199cm" svg:height="12.18cm" svg:x="1.4cm" svg:y="4.914cm" presentation:class="outline" presentation:user-transformed="tru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text:p>
          </draw:text-box>
        </draw:frame>
        <draw:frame presentation:style-name="pr29"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8"><text:span text:style-name="T10">&lt;</text:span><text:span text:style-name="T11">beans</text:span><text:span text:style-name="T94"> </text:span><text:span text:style-name="T12">xmlns</text:span><text:span text:style-name="T13">=</text:span><text:span text:style-name="T14">"https://jakarta.ee/xml/ns/jakartaee"</text:span></text:p>
            <text:p text:style-name="P8"><text:span text:style-name="T94"><text:s text:c="4"/></text:span><text:span text:style-name="T12">xmlns:xsi</text:span><text:span text:style-name="T13">=</text:span><text:span text:style-name="T14">"http://www.w3.org/2001/XMLSchema-instance"</text:span></text:p>
            <text:p text:style-name="P8"><text:span text:style-name="T94"><text:s text:c="4"/></text:span><text:span text:style-name="T12">xsi:schemaLocation</text:span><text:span text:style-name="T13">=</text:span><text:span text:style-name="T14">"https://jakarta.ee/xml/ns/jakartaee https://jakarta.ee/xml/ns/jakartaee/beans_4_0.xsd"</text:span></text:p>
            <text:p text:style-name="P8"><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8"><text:span text:style-name="T94"/></text:p>
            <text:p text:style-name="P8"><text:span text:style-name="T13"><text:s text:c="4"/></text:span><text:span text:style-name="T10">&lt;</text:span><text:span text:style-name="T11">alternatives</text:span><text:span text:style-name="T10">&gt;</text:span></text:p>
            <text:p text:style-name="P8"><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8"><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8"><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8"><text:span text:style-name="T13"><text:s text:c="4"/></text:span><text:span text:style-name="T10">&lt;/</text:span><text:span text:style-name="T11">alternatives</text:span><text:span text:style-name="T10">&gt;</text:span></text:p>
            <text:p text:style-name="P8"><text:span text:style-name="T94"/></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s</text:p>
          </draw:text-box>
        </draw:frame>
        <draw:frame presentation:style-name="pr29" draw:layer="layout" svg:width="25.199cm" svg:height="12.18cm" svg:x="1.4cm" svg:y="4.914cm" presentation:class="outline" presentation:user-transformed="tru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bean</text:p>
          </draw:text-box>
        </draw:frame>
        <draw:frame presentation:style-name="pr25" draw:text-style-name="P19" draw:layer="layout" svg:width="25.199cm" svg:height="12.18cm" svg:x="1.4cm" svg:y="4.914cm" presentation:class="outline" presentation:user-transformed="true">
          <draw:text-box>
            <text:p text:style-name="P8"><text:span text:style-name="T121">@Specializes</text:span></text:p>
            <text:p text:style-name="P8"><text:span text:style-name="T117">public</text:span><text:span text:style-name="T126"> </text:span><text:span text:style-name="T117">class</text:span><text:span text:style-name="T126"> </text:span><text:span text:style-name="T119">MockSmtpEmailService</text:span><text:span text:style-name="T126"> </text:span><text:span text:style-name="T117">extends</text:span><text:span text:style-name="T126"> </text:span><text:span text:style-name="T119">SmtpEmailService</text:span><text:span text:style-name="T126"> {</text:span></text:p>
            <text:p text:style-name="P8"><text:span text:style-name="T138"/></text:p>
            <text:p text:style-name="P8"><text:span text:style-name="T126"><text:s text:c="4"/></text:span><text:span text:style-name="T121">@Override</text:span></text:p>
            <text:p text:style-name="P8"><text:span text:style-name="T126"><text:s text:c="4"/></text:span><text:span text:style-name="T117">public</text:span><text:span text:style-name="T126"> </text:span><text:span text:style-name="T117">void</text:span><text:span text:style-name="T126"> </text:span><text:span text:style-name="T118">send</text:span><text:span text:style-name="T126">(</text:span><text:span text:style-name="T119">String</text:span><text:span text:style-name="T126"> </text:span><text:span text:style-name="T139">hello</text:span><text:span text:style-name="T126">) {</text:span></text:p>
            <text:p text:style-name="P8"><text:span text:style-name="T126"><text:s text:c="8"/></text:span><text:span text:style-name="T119">System</text:span><text:span text:style-name="T126">.</text:span><text:span text:style-name="T140">out</text:span><text:span text:style-name="T126">.println(</text:span><text:span text:style-name="T141">hello</text:span><text:span text:style-name="T126">);</text:span></text:p>
            <text:p text:style-name="P8"><text:span text:style-name="T126"><text:s text:c="4"/></text:span><text:span text:style-name="T126">}</text:span></text:p>
            <text:p text:style-name="P8"><text:span text:style-name="T138"/></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producer</text:p>
          </draw:text-box>
        </draw:frame>
        <draw:frame presentation:style-name="pr25" draw:text-style-name="P10" draw:layer="layout" svg:width="25.199cm" svg:height="12.18cm" svg:x="1.4cm" svg:y="4.914cm" presentation:class="outline" presentation:user-transformed="true">
          <draw:text-box>
            <text:p text:style-name="P8"><text:span text:style-name="T128">@</text:span><text:span text:style-name="T130">ApplicationScoped</text:span></text:p>
            <text:p text:style-name="P8"><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8">@</text:span><text:span text:style-name="T130">Produces</text:span></text:p>
            <text:p text:style-name="P8"><text:span text:style-name="T130"><text:s text:c="4"/></text:span><text:span text:style-name="T128">@</text:span><text:span text:style-name="T130">Specializes</text:span></text:p>
            <text:p text:style-name="P8"><text:span text:style-name="T130"><text:s text:c="4"/></text:span><text:span text:style-name="T128">@</text:span><text:span text:style-name="T130">JSON</text:span></text:p>
            <text:p text:style-name="P8"><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8"><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8"><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8"><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8"><text:span text:style-name="T130"><text:s text:c="8"/></text:span><text:span text:style-name="T137">mapper</text:span><text:span text:style-name="T130">.configure(SerializationFeature.WRITE_ENUMS_USING_TO_STRING, </text:span><text:span text:style-name="T129">true</text:span><text:span text:style-name="T130">);</text:span></text:p>
            <text:p text:style-name="P8"><text:span text:style-name="T130"><text:s text:c="8"/></text:span><text:span text:style-name="T137">mapper</text:span><text:span text:style-name="T130">.configure(DeserializationFeature.READ_ENUMS_USING_TO_STRING, </text:span><text:span text:style-name="T129">true</text:span><text:span text:style-name="T130">);</text:span></text:p>
            <text:p text:style-name="P8"><text:span text:style-name="T130"><text:s text:c="8"/></text:span><text:span text:style-name="T129">return</text:span><text:span text:style-name="T130"> </text:span><text:span text:style-name="T137">config</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classes</text:p>
          </draw:text-box>
        </draw:frame>
        <draw:frame presentation:style-name="pr26" draw:text-style-name="P9" draw:layer="layout" svg:width="25.199cm" svg:height="12.95cm" svg:x="1.4cm" svg:y="5.476cm" presentation:class="outline" presentation:user-transformed="true">
          <draw:text-box>
            <text:p text:style-name="P8"><text:span text:style-name="T95">@Named</text:span></text:p>
            <text:p text:style-name="P8"><text:span text:style-name="T92">class</text:span><text:span text:style-name="T13"> </text:span><text:span text:style-name="T93">DeductionCsvReader</text:span><text:span text:style-name="T13"> </text:span><text:span text:style-name="T92">extends</text:span><text:span text:style-name="T13"> </text:span><text:span text:style-name="T142">AbstractItemRead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Writer</text:span><text:span text:style-name="T13"> </text:span><text:span text:style-name="T92">extends</text:span><text:span text:style-name="T13"> </text:span><text:span text:style-name="T142">AbstractItemWrit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8"><text:span text:style-name="T13"><text:s text:c="8"/></text:span><text:span text:style-name="T143">// ...</text:span></text:p>
            <text:p text:style-name="P8"><text:span text:style-name="T13"><text:s text:c="4"/></text:span><text:span text:style-name="T13">}</text:span></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job</text:p>
          </draw:text-box>
        </draw:frame>
        <draw:frame presentation:style-name="pr25" draw:text-style-name="P25" draw:layer="layout" svg:width="25.199cm" svg:height="12.18cm" svg:x="1.4cm" svg:y="4.914cm" presentation:class="outline" presentation:user-transformed="true">
          <draw:text-box>
            <text:p text:style-name="P8"><text:span text:style-name="T144">&lt;</text:span><text:span text:style-name="T145">job</text:span><text:span text:style-name="T146"> </text:span><text:span text:style-name="T147">id</text:span><text:span text:style-name="T148">=</text:span><text:span text:style-name="T149">"deductions"</text:span><text:span text:style-name="T146"> </text:span></text:p>
            <text:p text:style-name="P8"><text:span text:style-name="T146"><text:s text:c="4"/></text:span><text:span text:style-name="T147">xmlns</text:span><text:span text:style-name="T148">=</text:span><text:span text:style-name="T149">"http://xmlns.jcp.org/xml/ns/javaee"</text:span><text:span text:style-name="T146"> </text:span><text:span text:style-name="T147">version</text:span><text:span text:style-name="T148">=</text:span><text:span text:style-name="T149">"1.0"</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csvToRecords"</text:span><text:span text:style-name="T146"> </text:span><text:span text:style-name="T147">next</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Csv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Csv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Csv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Entry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Entry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Entry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4">&lt;/</text:span><text:span text:style-name="T150">job</text:span><text:span text:style-name="T144">&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d</text:p>
          </draw:text-box>
        </draw:frame>
        <draw:frame presentation:style-name="pr29" draw:layer="layout" svg:width="25.199cm" svg:height="12.18cm" svg:x="1.4cm" svg:y="4.914cm" presentation:class="outline" presentation:user-transformed="tru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s</text:p>
          </draw:text-box>
        </draw:frame>
        <draw:frame presentation:style-name="pr5"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scopes</text:p>
          </draw:text-box>
        </draw:frame>
        <draw:frame presentation:style-name="pr5"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26">@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Built-in scopes are based loosely on the servlet API.</text:span></text:p>
              <text:p><text:span text:style-name="T2">I have not created custom scopes yet, but there was one situation where they would have been useful.</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t</text:p>
          </draw:text-box>
        </draw:frame>
        <draw:frame presentation:style-name="pr31" draw:layer="layout" svg:width="25.199cm" svg:height="15.256cm" svg:x="1.4cm" svg:y="4.216cm" presentation:class="outline" presentation:user-transformed="true">
          <draw:text-box>
            <text:list text:style-name="L3">
              <text:list-item>
                <text:p text:style-name="P27">Default scope</text:p>
              </text:list-item>
              <text:list-item>
                <text:p>Bean lifecycle is same where it is injected</text:p>
              </text:list-item>
            </text:list>
            <text:p text:style-name="P8"><text:span text:style-name="T151"/></text:p>
            <text:p text:style-name="P8"><text:span text:style-name="T151">public</text:span><text:span text:style-name="T152"> </text:span><text:span text:style-name="T151">class</text:span><text:span text:style-name="T152"> </text:span><text:span text:style-name="T153">RecordDatabase</text:span><text:span text:style-name="T154"> {</text:span></text:p>
            <text:p text:style-name="P8"><text:span text:style-name="T154"><text:s text:c="4"/></text:span><text:span text:style-name="T154">...</text:span></text:p>
            <text:p text:style-name="P8"><text:span text:style-name="T154">}</text:span></text:p>
            <text:p text:style-name="P8"><text:span text:style-name="T154"/></text:p>
            <text:p text:style-name="P8"><text:span text:style-name="T154">@ApplicationScoped</text:span></text:p>
            <text:p text:style-name="P8"><text:span text:style-name="T151">public</text:span><text:span text:style-name="T154"> </text:span><text:span text:style-name="T151">class</text:span><text:span text:style-name="T154"> </text:span><text:span text:style-name="T153">RecordService</text:span><text:span text:style-name="T154"> {</text:span></text:p>
            <text:p text:style-name="P8"><text:span text:style-name="T154"/></text:p>
            <text:p text:style-name="P8"><text:span text:style-name="T154"><text:s text:c="4"/></text:span><text:span text:style-name="T155">@Inject</text:span></text:p>
            <text:p text:style-name="P8"><text:span text:style-name="T154"><text:s text:c="4"/></text:span><text:span text:style-name="T151">private</text:span><text:span text:style-name="T154"> </text:span><text:span text:style-name="T153">RecordDatabase</text:span><text:span text:style-name="T154"> </text:span><text:span text:style-name="T156">database</text:span><text:span text:style-name="T154">;</text:span></text:p>
            <text:p text:style-name="P8"><text:span text:style-name="T154"/></text:p>
            <text:p text:style-name="P8"><text:span text:style-name="T154">}</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presentation:user-transformed="true">
            <draw:text-box>
              <text:p>Pseudo scope, injected directly, not proxied.</text:p>
              <text:p>Since it is directly injected, the lifecycle is the same where it is injected.</text:p>
              <text:p>In this example we inject into an application scoped bean, so it will become application scoped.</text:p>
              <text:p>RecordService can refer to the record database with direct field and method access.</text:p>
              <text:p/>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32" draw:layer="layout" svg:width="25.199cm" svg:height="14.531cm" svg:x="1.4cm" svg:y="4.578cm" presentation:class="outline" presentation:user-transformed="true">
          <draw:text-box>
            <text:list text:style-name="L3">
              <text:list-item>
                <text:p text:style-name="P27">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text:span text:style-name="T2">Pseudo scope, injected directly, not proxied.</text:span></text:p>
              <text:p><text:span text:style-name="T2">With some certain technologies like EJB you have to use singleton.</text:span></text:p>
              <text:p><text:span text:style-name="T2"/></text:p>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pplicationScoped</text:p>
          </draw:text-box>
        </draw:frame>
        <draw:frame presentation:style-name="pr5"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3" draw:text-style-name="P3" draw:layer="layout" svg:width="17.271cm" svg:height="0.788cm" svg:x="2.159cm" svg:y="13.271cm" presentation:class="notes" presentation:user-transformed="true">
            <draw:text-box>
              <text:p>Normal scope, proxied.</text:p>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questScoped</text:p>
          </draw:text-box>
        </draw:frame>
        <draw:frame presentation:style-name="pr5" draw:layer="layout" svg:width="25.199cm" svg:height="13.859cm" svg:x="1.4cm" svg:y="4.914cm" presentation:class="outline" presentation:user-transformed="true">
          <draw:text-box>
            <text:list text:style-name="L3">
              <text:list-item>
                <text:p>Lives only one request</text:p>
              </text:list-item>
              <text:list-item>
                <text:p>Request can be a variety of things like job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presentation:user-transformed="true">
            <draw:text-box>
              <text:p><text:span text:style-name="T2">Normal scope, proxied.</text:span></text:p>
              <text:p><text:span text:style-name="T2"/></text:p>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ssionScoped</text:p>
          </draw:text-box>
        </draw:frame>
        <draw:frame presentation:style-name="pr5"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5" draw:text-style-name="P3" draw:layer="layout" svg:width="17.271cm" svg:height="12.593cm" svg:x="2.159cm" svg:y="13.271cm" presentation:class="notes" presentation:user-transformed="true">
            <draw:text-box>
              <text:p>Normal scope, proxied.</text:p>
              <text:p>For compatibility reasons it has to be serializable.</text:p>
              <text:p>Sessions can be activated and passivated, they can be stored in permanent storage.</text:p>
              <text:p>Serialization is poorly implemented in Java.</text:p>
              <text:p/>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versationScoped</text:p>
          </draw:text-box>
        </draw:frame>
        <draw:frame presentation:style-name="pr5" draw:layer="layout" svg:width="25.199cm" svg:height="13.859cm" svg:x="1.4cm" svg:y="4.914cm" presentation:class="outline" presentation:user-transformed="true">
          <draw:text-box>
            <text:list text:style-name="L3">
              <text:list-item>
                <text:p text:style-name="P27">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Normal scope, proxied.</text:p>
              <text:p>JSF specific scope, I might have used it once long ago.</text:p>
              <text:p/>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ope mix and match</text:p>
          </draw:text-box>
        </draw:frame>
        <draw:frame presentation:style-name="pr34"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presentation:user-transformed="true">
            <draw:text-box>
              <text:p>One of the advantage of proxies is that you can mix and match scopes without any errors.</text:p>
              <text:p>In this example we inject a request scoped bean into an application scoped bean without any errors.</text:p>
              <text:p text:style-name="P5">RecordService is one instance, but LoginName is different for all users.</text:p>
              <text:p text:style-name="P5">Every time RecordService accesses LoginName, CDI will proxy calls to the appropriate instance.</text:p>
              <text:p text:style-name="P5"/>
              <text:p/>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text:p>
          </draw:text-box>
        </draw:frame>
        <draw:frame presentation:style-name="pr35"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5">@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6"><text:s text:c="8"/></text:span><text:span text:style-name="T156">user</text:span><text:span text:style-name="T154">.getClass();</text:span></text:p>
            <text:p text:style-name="P8"><text:span text:style-name="T157"><text:s text:c="8"/></text:span><text:span text:style-name="T157">// org.jboss.weld.proxies.User$</text:span><text:span text:style-name="T158">Proxy</text:span><text:span text:style-name="T159">$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4" draw:layer="layout" svg:width="17.271cm" svg:height="12.572cm" svg:x="2.159cm" svg:y="13.271cm" presentation:class="notes">
            <draw:text-box>
              <text:p><text:span text:style-name="T2">Java Object final method calls can not be proxied.</text:span></text:p>
              <text:p><text:span text:style-name="T2">The getClass method is notorious for this.</text:span></text:p>
              <text:p><text:span text:style-name="T2">Instead of User it returns the name of the Weld proxy.</text:span></text:p>
              <text:p><text:span text:style-name="T2"/></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ublic fields</text:p>
          </draw:text-box>
        </draw:frame>
        <draw:frame presentation:style-name="pr5" draw:text-style-name="P28"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60">org.jboss.weld.exceptions.DefinitionException</text:span><text:span text:style-name="T161">: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presentation:user-transformed="true">
            <draw:text-box>
              <text:p>Proxied beans can not have public fields, because only methods can be proxied. CDI will refuse to start.</text:p>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5">@ApplicationScoped</text:span></text:p>
            <text:p text:style-name="P8"><text:span text:style-name="T151">public</text:span><text:span text:style-name="T162"> </text:span><text:span text:style-name="T151">class</text:span><text:span text:style-name="T162"> </text:span><text:span text:style-name="T153">GreeterClient</text:span><text:span text:style-name="T162"> {</text:span></text:p>
            <text:p text:style-name="P8"><text:span text:style-name="T151"/></text:p>
            <text:p text:style-name="P8"><text:span text:style-name="T162"><text:s text:c="4"/></text:span><text:span text:style-name="T155">@Inject</text:span></text:p>
            <text:p text:style-name="P8"><text:span text:style-name="T162"><text:s text:c="4"/></text:span><text:span text:style-name="T151">private</text:span><text:span text:style-name="T162"> </text:span><text:span text:style-name="T153">User</text:span><text:span text:style-name="T162"> </text:span><text:span text:style-name="T153">user</text:span><text:span text:style-name="T162">;</text:span></text:p>
            <text:p text:style-name="P8"><text:span text:style-name="T151"/></text:p>
            <text:p text:style-name="P8"><text:span text:style-name="T162"><text:s text:c="4"/></text:span><text:span text:style-name="T151">public</text:span><text:span text:style-name="T162"> </text:span><text:span text:style-name="T151">void</text:span><text:span text:style-name="T162"> greet () {</text:span></text:p>
            <text:p text:style-name="P8"><text:span text:style-name="T162"><text:s text:c="8"/></text:span><text:span text:style-name="T163">// user.id is 0</text:span></text:p>
            <text:p text:style-name="P8"><text:span text:style-name="T162"><text:s text:c="8"/></text:span><text:span text:style-name="T163">// user.name is null</text:span></text:p>
            <text:p text:style-name="P8"><text:span text:style-name="T151"><text:s text:c="4"/></text:span><text:span text:style-name="T151">}</text:span></text:p>
            <text:p text:style-name="P8"><text:span text:style-name="T151"/></text:p>
            <text:p text:style-name="P8"><text:span text:style-name="T151">}</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Unfortunately CDI will start in case of protected fields.</text:p>
              <text:p>Proxy fields will have default values null or 0 or 0.0.</text:p>
              <text:p>Your application will be incorrect if it relies on them.</text:p>
              <text:p>Always use getters or setters instead of field access.</text:p>
              <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can not be created with new</text:p>
          </draw:text-box>
        </draw:frame>
        <draw:frame presentation:style-name="pr5"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64"/></text:p>
            <text:p text:style-name="P8"><text:span text:style-name="T164">public</text:span><text:span text:style-name="T165"> </text:span><text:span text:style-name="T164">class</text:span><text:span text:style-name="T165"> </text:span><text:span text:style-name="T166">DatabaseReplicator</text:span><text:span text:style-name="T165"> {</text:span></text:p>
            <text:p text:style-name="P8"><text:span text:style-name="T167"/></text:p>
            <text:p text:style-name="P8"><text:span text:style-name="T165"><text:s text:c="4"/></text:span><text:span text:style-name="T168">@Inject</text:span><text:span text:style-name="T165"> </text:span><text:span text:style-name="T168">@Source</text:span><text:span text:style-name="T165"> </text:span><text:span text:style-name="T164">private</text:span><text:span text:style-name="T165"> </text:span><text:span text:style-name="T166">Database</text:span><text:span text:style-name="T165"> </text:span><text:span text:style-name="T169">source</text:span><text:span text:style-name="T165">;</text:span></text:p>
            <text:p text:style-name="P8"><text:span text:style-name="T165"><text:s text:c="4"/></text:span><text:span text:style-name="T168">@Inject</text:span><text:span text:style-name="T165"> </text:span><text:span text:style-name="T168">@Target</text:span><text:span text:style-name="T165"> </text:span><text:span text:style-name="T164">private</text:span><text:span text:style-name="T165"> </text:span><text:span text:style-name="T166">Database</text:span><text:span text:style-name="T165"> </text:span><text:span text:style-name="T169">target</text:span><text:span text:style-name="T165">;</text:span></text:p>
            <text:p text:style-name="P8"><text:span text:style-name="T167"/></text:p>
            <text:p text:style-name="P8"><text:span text:style-name="T165"><text:s text:c="4"/></text:span><text:span text:style-name="T168">@Log</text:span></text:p>
            <text:p text:style-name="P8"><text:span text:style-name="T165"><text:s text:c="4"/></text:span><text:span text:style-name="T164">public</text:span><text:span text:style-name="T165"> </text:span><text:span text:style-name="T164">void</text:span><text:span text:style-name="T165"> </text:span><text:span text:style-name="T170">replicate</text:span><text:span text:style-name="T165"> () {</text:span></text:p>
            <text:p text:style-name="P8"><text:span text:style-name="T165"><text:s text:c="8"/></text:span><text:span text:style-name="T165">...</text:span></text:p>
            <text:p text:style-name="P8"><text:span text:style-name="T165"><text:s text:c="4"/></text:span><text:span text:style-name="T165">}</text:span></text:p>
            <text:p text:style-name="P8"><text:span text:style-name="T167"/></text:p>
            <text:p text:style-name="P8"><text:span text:style-name="T165">}</text:span></text:p>
            <text:p text:style-name="P8"><text:span text:style-name="T171"/></text:p>
            <text:p text:style-name="P8"><text:span text:style-name="T171">new</text:span><text:span text:style-name="T172"> </text:span><text:span text:style-name="T173">DatabaseReplicator</text:span><text:span text:style-name="T174">().replicate(); <text:s/></text:span><text:span text:style-name="T175">// This will never work</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proxyable bean types</text:p>
          </draw:text-box>
        </draw:frame>
        <draw:frame presentation:style-name="pr35"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 details</text:p>
          </draw:text-box>
        </draw:frame>
        <draw:frame presentation:style-name="pr35"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endRequest</text:span><text:span text:style-name="T152">(</text:span><text:span text:style-name="T155">@Observes</text:span><text:span text:style-name="T152"> </text:span><text:span text:style-name="T155">@Destroyed</text:span><text:span text:style-name="T152">(</text:span><text:span text:style-name="T155">RequestScoped</text:span><text:span text:style-name="T152">.</text:span><text:span text:style-name="T151">class</text:span><text:span text:style-name="T154">)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beginSession</text:span><text:span text:style-name="T152">(</text:span><text:span text:style-name="T155">@Observes</text:span><text:span text:style-name="T152"> </text:span><text:span text:style-name="T155">@Initialized</text:span><text:span text:style-name="T152">(</text:span><text:span text:style-name="T155">SessionScoped</text:span><text:span text:style-name="T152">.</text:span><text:span text:style-name="T151">class</text:span><text:span text:style-name="T154">) </text:span><text:span text:style-name="T66">HttpSession </text:span><text:span text:style-name="T123">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3">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6">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6">out</text:span><text:span text:style-name="T104">.println(</text:span><text:span text:style-name="T177">"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6">out</text:span><text:span text:style-name="T104">.println(</text:span><text:span text:style-name="T177">"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6">out</text:span><text:span text:style-name="T104">.println(</text:span><text:span text:style-name="T177">"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or interceptor</text:p>
          </draw:text-box>
        </draw:frame>
        <draw:frame presentation:style-name="pr39"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6">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6">out</text:span><text:span text:style-name="T104">.println(</text:span><text:span text:style-name="T177">"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6">out</text:span><text:span text:style-name="T104">.println(</text:span><text:span text:style-name="T177">"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6">out</text:span><text:span text:style-name="T104">.println(</text:span><text:span text:style-name="T177">"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annotations</text:p>
          </draw:text-box>
        </draw:frame>
        <draw:frame presentation:style-name="pr5" draw:text-style-name="P29"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4" draw:layer="layout" svg:width="17.271cm" svg:height="12.572cm" svg:x="2.159cm" svg:y="13.271cm" presentation:class="notes">
            <draw:text-box>
              <text:p><text:span text:style-name="T2">Yes, here is an example for the annotations.</text:span></text:p>
              <text:p><text:span text:style-name="T2">We can have a @Priority(Interceptor.Priority.APPLICATION) or +1 or +2.</text:span></text:p>
              <text:p><text:span text:style-name="T2">Obviously first we want to retry, then we want to log it, then we want to return it as a response.</text:span></text:p>
              <text:p><text:span text:style-name="T2">Retry is the innermost, TraceLog is the middle, and ExceptionAsResponse is the outermost.</text:span></text:p>
              <text:p><text:span text:style-name="T2">The higher the priority the more inner it is.</text:span></text:p>
              <text:p><text:span text:style-name="T2"/></text:p>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beans.xml</text:p>
          </draw:text-box>
        </draw:frame>
        <draw:frame presentation:style-name="pr5"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rtable extensions</text:p>
          </draw:text-box>
        </draw:frame>
        <draw:frame presentation:style-name="pr35"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text:p>
          </draw:text-box>
        </draw:frame>
        <draw:frame presentation:style-name="pr29"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3"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8">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3"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text:p>
          </draw:text-box>
        </draw:frame>
        <draw:frame presentation:style-name="pr35" draw:text-style-name="P30" draw:layer="layout" svg:width="25.199cm" svg:height="13.859cm" svg:x="1.4cm" svg:y="4.914cm" presentation:class="outline" presentation:user-transformed="true">
          <draw:text-box>
            <text:list text:style-name="L3">
              <text:list-item>
                <text:p><text:span text:style-name="T179"><text:a xlink:href="http://bryncooke.github.io/cdi-unit/" xlink:type="simple">http://bryncooke.github.io/cdi-unit/</text:a></text:span></text:p>
              </text:list-item>
              <text:list-item>
                <text:p><text:span text:style-name="T179">JUnit runner for testing CDI applications</text:span></text:p>
              </text:list-item>
              <text:list-item>
                <text:p><text:span text:style-name="T179">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At IBM we used CDI-Unit everywhere in our application for unit testing and integration testing.</text:p>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 supports</text:p>
          </draw:text-box>
        </draw:frame>
        <draw:frame presentation:style-name="pr43" draw:layer="layout" svg:width="25.199cm" svg:height="12.247cm" svg:x="1.4cm" svg:y="4.914cm" presentation:class="outline" presentation:user-transformed="true">
          <draw:text-box>
            <text:list text:style-name="L3">
              <text:list-item>
                <text:p text:style-name="P27"><text:span text:style-name="T179">Mockito via @Mock, @Spy</text:span></text:p>
              </text:list-item>
              <text:list-item>
                <text:p text:style-name="P27"><text:span text:style-name="T179">Custom deployments via @AdditionalClasses, @AdditionalClassPaths, @AdditionalPackages, @IgnoredClasses</text:span></text:p>
              </text:list-item>
              <text:list-item>
                <text:p text:style-name="P27"><text:span text:style-name="T179">Scopes via @InRequestScope, @InSessionScope, @InConversationScope</text:span></text:p>
              </text:list-item>
              <text:list-item>
                <text:p text:style-name="P27"><text:span text:style-name="T179">Alternatives via @EnabledAlternatives, @ProducesAlternative</text:span></text:p>
              </text:list-item>
              <text:list-item>
                <text:p text:style-name="P27"><text:span text:style-name="T179">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27">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3"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WeldUnitType</text:p>
          </draw:text-box>
        </draw:frame>
        <draw:frame presentation:style-name="pr44" draw:text-style-name="P31" draw:layer="layout" svg:width="25.199cm" svg:height="12.268cm" svg:x="1.4cm" svg:y="6.205cm" presentation:class="outline" presentation:user-transformed="true">
          <draw:text-box>
            <text:p text:style-name="P8"><text:span text:style-name="T180">@EnableWeld</text:span></text:p>
            <text:p text:style-name="P8"><text:span text:style-name="T181">public</text:span><text:span text:style-name="T182"> </text:span><text:span text:style-name="T181">abstract</text:span><text:span text:style-name="T182"> </text:span><text:span text:style-name="T181">class</text:span><text:span text:style-name="T182"> </text:span><text:span text:style-name="T183">BaseWeldUnitType</text:span><text:span text:style-name="T182"> {</text:span></text:p>
            <text:p text:style-name="P8"><text:span text:style-name="T184"/></text:p>
            <text:p text:style-name="P8"><text:span text:style-name="T182"><text:s text:c="4"/></text:span><text:span text:style-name="T180">@WeldSetup</text:span></text:p>
            <text:p text:style-name="P8"><text:span text:style-name="T182"><text:s text:c="4"/></text:span><text:span text:style-name="T181">private</text:span><text:span text:style-name="T182"> </text:span><text:span text:style-name="T185">WeldInitiator</text:span><text:span text:style-name="T182"> </text:span><text:span text:style-name="T186">weldInitiator</text:span><text:span text:style-name="T182"> = initWeld();</text:span></text:p>
            <text:p text:style-name="P8"><text:span text:style-name="T184"/></text:p>
            <text:p text:style-name="P8"><text:span text:style-name="T182"><text:s text:c="4"/></text:span><text:span text:style-name="T181">private</text:span><text:span text:style-name="T182"> </text:span><text:span text:style-name="T185">WeldInitiator</text:span><text:span text:style-name="T182"> </text:span><text:span text:style-name="T187">initWeld</text:span><text:span text:style-name="T182">() {</text:span></text:p>
            <text:p text:style-name="P8"><text:span text:style-name="T182"><text:s text:c="8"/></text:span><text:span text:style-name="T180">@SuppressWarnings</text:span><text:span text:style-name="T182">(</text:span><text:span text:style-name="T188">"unchecked"</text:span><text:span text:style-name="T182">)</text:span></text:p>
            <text:p text:style-name="P8"><text:span text:style-name="T182"><text:s text:c="8"/></text:span><text:span text:style-name="T185">Weld</text:span><text:span text:style-name="T182"> </text:span><text:span text:style-name="T189">weld</text:span><text:span text:style-name="T182"> = </text:span><text:span text:style-name="T185">WeldInitiator</text:span><text:span text:style-name="T182">.</text:span><text:span text:style-name="T190">createWeld</text:span><text:span text:style-name="T182">()</text:span><text:span text:style-name="T191">//</text:span></text:p>
            <text:p text:style-name="P8"><text:span text:style-name="T182"><text:s text:c="16"/></text:span><text:span text:style-name="T182">.enableDiscovery() </text:span><text:span text:style-name="T191">//</text:span></text:p>
            <text:p text:style-name="P8"><text:span text:style-name="T182"><text:s text:c="8"/></text:span><text:span text:style-name="T182">;</text:span></text:p>
            <text:p text:style-name="P8"><text:span text:style-name="T182"><text:s text:c="8"/></text:span><text:span text:style-name="T192">configureWeld</text:span><text:span text:style-name="T182">(</text:span><text:span text:style-name="T193">weld</text:span><text:span text:style-name="T182">);</text:span></text:p>
            <text:p text:style-name="P8"><text:span text:style-name="T184"/></text:p>
            <text:p text:style-name="P8"><text:span text:style-name="T182"><text:s text:c="8"/></text:span><text:span text:style-name="T185">WeldInitiator</text:span><text:span text:style-name="T182">.</text:span><text:span text:style-name="T185">Builder</text:span><text:span text:style-name="T182"> </text:span><text:span text:style-name="T189">weldInitiatorBuilder</text:span><text:span text:style-name="T182"> = </text:span><text:span text:style-name="T185">WeldInitiator</text:span><text:span text:style-name="T182">.</text:span><text:span text:style-name="T190">from</text:span><text:span text:style-name="T182">(</text:span><text:span text:style-name="T193">weld</text:span><text:span text:style-name="T182">);</text:span></text:p>
            <text:p text:style-name="P8"><text:span text:style-name="T182"><text:s text:c="8"/></text:span><text:span text:style-name="T193">weldInitiatorBuilder</text:span><text:span text:style-name="T182">.activate(</text:span><text:span text:style-name="T180">RequestScoped</text:span><text:span text:style-name="T182">.</text:span><text:span text:style-name="T181">class</text:span><text:span text:style-name="T182">);</text:span></text:p>
            <text:p text:style-name="P8"><text:span text:style-name="T182"><text:s text:c="8"/></text:span><text:span text:style-name="T182">configureWeldInitiatorBuilder(</text:span><text:span text:style-name="T193">weldInitiatorBuilder</text:span><text:span text:style-name="T182">);</text:span></text:p>
            <text:p text:style-name="P8"><text:span text:style-name="T182"><text:s text:c="8"/></text:span><text:span text:style-name="T181">return</text:span><text:span text:style-name="T182"> </text:span><text:span text:style-name="T193">weldInitiatorBuilder</text:span><text:span text:style-name="T182">.build();</text:span></text:p>
            <text:p text:style-name="P8"><text:span text:style-name="T182"><text:s text:c="4"/></text:span><text:span text:style-name="T182">}</text:span></text:p>
            <text:p text:style-name="P8"><text:span text:style-name="T184"/></text:p>
            <text:p text:style-name="P8"><text:span text:style-name="T182"><text:s text:c="4"/></text:span><text:span text:style-name="T180">@Deprecated</text:span><text:span text:style-name="T182">(since = </text:span><text:span text:style-name="T188">"0.2.0"</text:span><text:span text:style-name="T182">, forRemoval = </text:span><text:span text:style-name="T181">true</text:span><text:span text:style-name="T182">)</text:span></text:p>
            <text:p text:style-name="P8"><text:span text:style-name="T182"><text:s text:c="4"/></text:span><text:span text:style-name="T181">protected</text:span><text:span text:style-name="T182"> </text:span><text:span text:style-name="T181">void</text:span><text:span text:style-name="T182"> </text:span><text:span text:style-name="T192">configureWeld</text:span><text:span text:style-name="T182">(</text:span><text:span text:style-name="T185">Weld</text:span><text:span text:style-name="T182"> </text:span><text:span text:style-name="T189">weld</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 text:c="4"/></text:span><text:span text:style-name="T181">protected</text:span><text:span text:style-name="T182"> </text:span><text:span text:style-name="T181">void</text:span><text:span text:style-name="T182"> </text:span><text:span text:style-name="T187">configureWeldInitiatorBuilder</text:span><text:span text:style-name="T182">(</text:span><text:span text:style-name="T185">WeldInitiator</text:span><text:span text:style-name="T182">.</text:span><text:span text:style-name="T185">Builder</text:span><text:span text:style-name="T182"> </text:span><text:span text:style-name="T189">weldInitiatorBuilder</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3"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ConfigurableWeldIt</text:p>
          </draw:text-box>
        </draw:frame>
        <draw:frame presentation:style-name="pr45" draw:text-style-name="P20" draw:layer="layout" svg:width="25.199cm" svg:height="12.691cm" svg:x="1.4cm" svg:y="6.241cm" presentation:class="outline" presentation:user-transformed="true">
          <draw:text-box>
            <text:p text:style-name="P8"><text:span text:style-name="T180">@EnableWeld</text:span></text:p>
            <text:p text:style-name="P8"><text:span text:style-name="T181">public</text:span><text:span text:style-name="T182"> </text:span><text:span text:style-name="T181">abstract</text:span><text:span text:style-name="T182"> </text:span><text:span text:style-name="T181">class</text:span><text:span text:style-name="T182"> </text:span><text:span text:style-name="T183">BaseConfigurableWeldIT</text:span><text:span text:style-name="T182"> {</text:span></text:p>
            <text:p text:style-name="P8"><text:span text:style-name="T184"/></text:p>
            <text:p text:style-name="P8"><text:span text:style-name="T182"><text:s text:c="4"/></text:span><text:span text:style-name="T180">@WeldSetup</text:span></text:p>
            <text:p text:style-name="P8"><text:span text:style-name="T182"><text:s text:c="4"/></text:span><text:span text:style-name="T181">private</text:span><text:span text:style-name="T182"> </text:span><text:span text:style-name="T185">WeldInitiator</text:span><text:span text:style-name="T182"> </text:span><text:span text:style-name="T186">weldInitiator</text:span><text:span text:style-name="T182"> = initWeld();</text:span></text:p>
            <text:p text:style-name="P8"><text:span text:style-name="T184"/></text:p>
            <text:p text:style-name="P8"><text:span text:style-name="T182"><text:s text:c="4"/></text:span><text:span text:style-name="T181">private</text:span><text:span text:style-name="T182"> </text:span><text:span text:style-name="T185">WeldInitiator</text:span><text:span text:style-name="T182"> </text:span><text:span text:style-name="T187">initWeld</text:span><text:span text:style-name="T182">() {</text:span></text:p>
            <text:p text:style-name="P8"><text:span text:style-name="T182"><text:s text:c="8"/></text:span><text:span text:style-name="T180">@SuppressWarnings</text:span><text:span text:style-name="T182">(</text:span><text:span text:style-name="T188">"unchecked"</text:span><text:span text:style-name="T182">)</text:span></text:p>
            <text:p text:style-name="P8"><text:span text:style-name="T182"><text:s text:c="8"/></text:span><text:span text:style-name="T185">Weld</text:span><text:span text:style-name="T182"> </text:span><text:span text:style-name="T189">weld</text:span><text:span text:style-name="T182"> = </text:span><text:span text:style-name="T185">WeldInitiator</text:span><text:span text:style-name="T182">.</text:span><text:span text:style-name="T190">createWeld</text:span><text:span text:style-name="T182">()</text:span><text:span text:style-name="T191">//</text:span></text:p>
            <text:p text:style-name="P8"><text:span text:style-name="T182"><text:s text:c="16"/></text:span><text:span text:style-name="T182">.enableDiscovery() </text:span><text:span text:style-name="T191">//</text:span></text:p>
            <text:p text:style-name="P8"><text:span text:style-name="T182"><text:s text:c="16"/></text:span><text:span text:style-name="T182">.addExtensions(</text:span><text:span text:style-name="T185">ConfigExtension</text:span><text:span text:style-name="T182">.</text:span><text:span text:style-name="T181">class</text:span><text:span text:style-name="T182">);</text:span></text:p>
            <text:p text:style-name="P8"><text:span text:style-name="T182"><text:s text:c="8"/></text:span><text:span text:style-name="T182">;</text:span></text:p>
            <text:p text:style-name="P8"><text:span text:style-name="T182"><text:s text:c="8"/></text:span><text:span text:style-name="T192">configureWeld</text:span><text:span text:style-name="T182">(</text:span><text:span text:style-name="T193">weld</text:span><text:span text:style-name="T182">);</text:span></text:p>
            <text:p text:style-name="P8"><text:span text:style-name="T184"/></text:p>
            <text:p text:style-name="P8"><text:span text:style-name="T182"><text:s text:c="8"/></text:span><text:span text:style-name="T185">WeldInitiator</text:span><text:span text:style-name="T182">.</text:span><text:span text:style-name="T185">Builder</text:span><text:span text:style-name="T182"> </text:span><text:span text:style-name="T189">weldInitiatorBuilder</text:span><text:span text:style-name="T182"> = </text:span><text:span text:style-name="T185">WeldInitiator</text:span><text:span text:style-name="T182">.</text:span><text:span text:style-name="T190">from</text:span><text:span text:style-name="T182">(</text:span><text:span text:style-name="T193">weld</text:span><text:span text:style-name="T182">);</text:span></text:p>
            <text:p text:style-name="P8"><text:span text:style-name="T182"><text:s text:c="8"/></text:span><text:span text:style-name="T193">weldInitiatorBuilder</text:span><text:span text:style-name="T182">.activate(</text:span><text:span text:style-name="T180">RequestScoped</text:span><text:span text:style-name="T182">.</text:span><text:span text:style-name="T181">class</text:span><text:span text:style-name="T182">);</text:span></text:p>
            <text:p text:style-name="P8"><text:span text:style-name="T182"><text:s text:c="8"/></text:span><text:span text:style-name="T182">configureWeldInitiatorBuilder(</text:span><text:span text:style-name="T193">weldInitiatorBuilder</text:span><text:span text:style-name="T182">);</text:span></text:p>
            <text:p text:style-name="P8"><text:span text:style-name="T182"><text:s text:c="8"/></text:span><text:span text:style-name="T181">return</text:span><text:span text:style-name="T182"> </text:span><text:span text:style-name="T193">weldInitiatorBuilder</text:span><text:span text:style-name="T182">.build();</text:span></text:p>
            <text:p text:style-name="P8"><text:span text:style-name="T182"><text:s text:c="4"/></text:span><text:span text:style-name="T182">}</text:span></text:p>
            <text:p text:style-name="P8"><text:span text:style-name="T184"/></text:p>
            <text:p text:style-name="P8"><text:span text:style-name="T182"><text:s text:c="4"/></text:span><text:span text:style-name="T180">@Deprecated</text:span><text:span text:style-name="T182">(since = </text:span><text:span text:style-name="T188">"0.2.0"</text:span><text:span text:style-name="T182">, forRemoval = </text:span><text:span text:style-name="T181">true</text:span><text:span text:style-name="T182">)</text:span></text:p>
            <text:p text:style-name="P8"><text:span text:style-name="T182"><text:s text:c="4"/></text:span><text:span text:style-name="T181">protected</text:span><text:span text:style-name="T182"> </text:span><text:span text:style-name="T181">void</text:span><text:span text:style-name="T182"> </text:span><text:span text:style-name="T192">configureWeld</text:span><text:span text:style-name="T182">(</text:span><text:span text:style-name="T185">Weld</text:span><text:span text:style-name="T182"> </text:span><text:span text:style-name="T189">weld</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 text:c="4"/></text:span><text:span text:style-name="T181">protected</text:span><text:span text:style-name="T182"> </text:span><text:span text:style-name="T181">void</text:span><text:span text:style-name="T182"> </text:span><text:span text:style-name="T187">configureWeldInitiatorBuilder</text:span><text:span text:style-name="T182">(</text:span><text:span text:style-name="T185">WeldInitiator</text:span><text:span text:style-name="T182">.</text:span><text:span text:style-name="T185">Builder</text:span><text:span text:style-name="T182"> </text:span><text:span text:style-name="T189">weldInitiatorBuilder</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6" draw:text-style-name="P3"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s</text:p>
          </draw:text-box>
        </draw:frame>
        <draw:frame presentation:style-name="pr5" draw:text-style-name="P32" draw:layer="layout" svg:width="25.199cm" svg:height="13.859cm" svg:x="1.4cm" svg:y="4.914cm" presentation:class="outline" presentation:user-transformed="true">
          <draw:text-box>
            <text:list text:style-name="L3">
              <text:list-item>
                <text:p><text:span text:style-name="T194"><text:a xlink:href="https://github.com/cdi-spec" xlink:type="simple">https://github.com/cdi-spec</text:a></text:span></text:p>
              </text:list-item>
              <text:list-item>
                <text:p><text:span text:style-name="T194"><text:a xlink:href="https://github.com/weld" xlink:type="simple">https://github.com/weld</text:a></text:span></text:p>
              </text:list-item>
              <text:list-item>
                <text:p><text:span text:style-name="T194"><text:a xlink:href="https://www.baeldung.com/java-ee-cdi" xlink:type="simple">https://www.baeldung.com/java-ee-cdi</text:a></text:span></text:p>
              </text:list-item>
              <text:list-item>
                <text:p><text:span text:style-name="T194"><text:a xlink:href="https://www.javacodegeeks.com/cdi-tutorials" xlink:type="simple">https://www.javacodegeeks.com/cdi-tutorials</text:a></text:span></text:p>
              </text:list-item>
              <text:list-item>
                <text:p><text:span text:style-name="T194"><text:a xlink:href="https://dzone.com/refcardz/contexts-and-depencency" xlink:type="simple">https://dzone.com/refcardz/contexts-and-depencency</text:a></text:span></text:p>
              </text:list-item>
              <text:list-item>
                <text:p><text:span text:style-name="T194"><text:a xlink:href="http://next-presso.com/" xlink:type="simple">http://next-presso.com/</text:a></text:span></text:p>
              </text:list-item>
              <text:list-item>
                <text:p><text:span text:style-name="T194"><text:a xlink:href="https://javaee.github.io/tutorial/cdi-basic.html" xlink:type="simple">https://javaee.github.io/tutorial/cdi-basic.html</text:a></text:span></text:p>
              </text:list-item>
              <text:list-item>
                <text:p><text:span text:style-name="T194">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35"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3H3M11S</meta:editing-duration>
    <meta:editing-cycles>747</meta:editing-cycles>
    <meta:generator>LibreOffice/7.5.2.2$Windows_X86_64 LibreOffice_project/53bb9681a964705cf672590721dbc85eb4d0c3a2</meta:generator>
    <dc:date>2023-04-03T13:09:24.253000000</dc:date>
    <meta:document-statistic meta:object-count="489"/>
  </office:meta>
</office:document-meta>
</file>